
<file path=META-INF/manifest.xml><?xml version="1.0" encoding="utf-8"?>
<!DOCTYPE manifest  PUBLIC '-//OpenOffice.org//DTD Manifest 2.0//EN'  'Manifest.dtd'>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full-path="Pictures/./images/killChain.png"/>
  <manifest:file-entry manifest:full-path="Pictures/./images/TAXIIArchitecture1.png"/>
  <manifest:file-entry manifest:full-path="Pictures/./images/TAXIIEspecification.png"/>
  <manifest:file-entry manifest:full-path="Pictures/./images/TAXIIArchitecture.png"/>
  <manifest:file-entry manifest:full-path="Pictures/./images/DataPushExchange.png"/>
  <manifest:file-entry manifest:full-path="Pictures/./images/DiscoveryExchange.png"/>
  <manifest:file-entry manifest:full-path="Pictures/./images/FeedInformationExchange.png"/>
  <manifest:file-entry manifest:full-path="Pictures/./images/SubscriptionManagmentExchange.png"/>
  <manifest:file-entry manifest:full-path="Pictures/./images/FeedPollExchange.png"/>
  <manifest:file-entry manifest:full-path="Pictures/./images/SourceSuscriberModel.png"/>
  <manifest:file-entry manifest:full-path="Pictures/./images/PeerToPeerModel.png"/>
  <manifest:file-entry manifest:full-path="Pictures/./images/HubAndSpokeModel.png"/>
</manifest:manifest>
</file>

<file path=content.xml><?xml version="1.0" encoding="utf-8"?>
<!DOCTYPE document-content  PUBLIC '-//OpenOffice.org//DTD OfficeDocument 2.0//EN'  'office.dtd'>
<?xtpipes file="oo-text.4xt" ?>
<office:document-content xmlns:office="urn:oasis:names:tc:opendocument:xmlns:office:1.0" xmlns:style="urn:oasis:names:tc:opendocument:xmlns:style:1.0" xmlns:table="urn:oasis:names:tc:opendocument:xmlns:table:1.0" xmlns:draw="urn:oasis:names:tc:opendocument:xmlns:drawing:1.0" xmlns:fo="http://www.w3.org/1999/XSL/Format" xmlns:xlink="http://www.w3.org/1999/xlink" xmlns:text="urn:oasis:names:tc:opendocument:xmlns:text:1.0"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anim="urn:oasis:names:tc:opendocument:xmlns:animation:1.0" xmlns:smil="urn:oasis:names:tc:opendocument:xmlns:smil-compatible:1.0" xmlns:presentation="urn:oasis:names:tc:opendocument:xmlns:presentation:1.0" office:version="1.0">
  <office:automatic-styles>
    <?tex4ht-lg file="Informe_main.lg" ?>
    <style:style style:name="Figure" style:family="section">
      <style:section-properties fo:margin-left="0.25in" fo:margin-right="0.25in" style:editable="true">
        <style:columns fo:column-count="0" fo:column-gap="0in"/>
      </style:section-properties>
    </style:style>
    <style:page-layout style:name="Standard-page-layout">
      <style:page-layout-properties fo:page-width="614.295pt" fo:page-height="794.96999pt"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protect \unskip $\mathsurround \z@ \protect \relax \relax \kern .16667em $%{}" style:color="#000000"/>
      </style:page-layout-properties>
      <style:header-style/>
      <style:footer-style/>
    </style:page-layout>
  </office:automatic-styles>
  <office:body>
    <office:text>
<!--begin maketitle-->
                                                                     

                                                                     
                                                                     

                                                                     
<text:p text:style-name="Title"><text:span text:style-name="cmr-17">Brief Article</text:span></text:p>
<text:p text:style-name="author"><text:span text:style-name="cmr-12">Julio Sar</text:span>á<text:span text:style-name="cmr-12">´achaga</text:span></text:p>
<text:p text:style-name="date"/>
   <!--end maketitle-->
<!--l. 35--><text:p text:style-name="First-line-indent">   Glosario
     </text:p> 
<!--l. 2--><text:list text:style-name="Itemize"> 

     <text:list-item>
     <text:p text:style-name="Inside-itemize">Botnet: Es una colecció´on de computadoras comprometidas (llamadas
     computadoras  zombie),  instaladas  generalmente  mediante  gusanos,
     troyanos y backdoors, controladas remotamente, usualmente con fines
     maliciosos, en especial para denegaciones de servicio.
     </text:p> 
</text:list-item> 

     <text:list-item>
     <text:p text:style-name="Inside-itemize">CSIRT:  Es  una  organizació´on  responsable  de  recibir  reportes  de
     incidentes de seguridad, analizarlos y responder a ellos. [CERT/CC]
     </text:p> 
</text:list-item> 

     <text:list-item>
     <text:p text:style-name="Inside-itemize">CVE:  El  CVE  (Common  Vulnerabilities  and  Exposures)  es  un
     diccionario de comunes (por ejemplo los identificadores CVE) para
     publicar informació´on conocida de vulnerabilidades de seguridad. El
     CCE  (Common  Configuration  Enumeration)  provee  identificadores
     para  problemas  de  configuració´on  de  seguridad.  Los  identificadores
     hacen má´as fá´acil compartir informació´on a travé´es de diferentes bases de
     datos y herramientas de seguridad.
     </text:p> 
</text:list-item> 

     <text:list-item>
                                                                     

                                                                     
     <text:p text:style-name="Inside-itemize">Cyber Threat information: Es cualquier informació´on representable en
     STIX. Esto incluye, pero no esta limitado a, Observables, Indicadores,
     incidentes, TTPs (Tactics, Techniques y Procedures), exploit targets,
     campaigns, threat actors y courses of action.
     </text:p> 
</text:list-item> 

     <text:list-item>
     <text:p text:style-name="Inside-itemize">TAXII  Data  Feed:  Es  una  colecció´on  de  cyber  threat  information
     estructurada expresable en uno o mas documentos STIX que pueden
     ser intercambiados utilizando TAXII. Cada TAXII Data Feed <text:span text:style-name="Emphasis"><text:span text:style-name="cmti-10x-x-109">debe</text:span></text:span>
     tener un nombre que lo identifica de forma ú´unica entre el resto de los
     feeds de un productor dado. Cada elemento de un TAXII data feed
     debe ser etiquetado con un timestamp y puede tener otras etiquetas a
     discreció´on del productor.
     </text:p> 
</text:list-item> 

     <text:list-item>
     <text:p text:style-name="Inside-itemize">IDS: Intrusion Detection System. Sistema que detecta intrusiones no
     deseadas en una red o equipo, que no pueden ser detectadas por un
     firewall convencional.
     </text:p> 
</text:list-item> 

     <text:list-item>
     <text:p text:style-name="Inside-itemize">Mensae  TAXII:  Un  bloque  de  informació´on  que  es  pasado  de  una
     entidad a la otra. Un mensaje TAXII representa un pedido o una
     respuesta.
     </text:p> 
</text:list-item> 

     <text:list-item>
     <text:p text:style-name="Inside-itemize">Intercambio de mensajes TAXII: Una secuencia definida de mensajes
     TAXII intercambiados entre dos entidades.
     </text:p> 
</text:list-item> 

     <text:list-item>
     <text:p text:style-name="Inside-itemize">Servicio TAXII: Son funcionalidades albergadas por algunas entidades
     y  que  es  accedido  o  invocado  usando  uno  o  mas  TAXII  Message
     Exchange.
     </text:p> 
</text:list-item> 

     <text:list-item>
                                                                     

                                                                     
     <text:p text:style-name="Inside-itemize">TAXII Capability: Una actividad de alto nivel soportado por TAXII
     por medio del uso de uno o mas servicios TAXII.</text:p> 
</text:list-item> 
</text:list> 

   <text:p text:style-name="newpage"/>
<!--l. 34--><text:p text:style-name="First-line-indent">
                                                                     

                                                                     
<t4htlink href="#x1-2r1" name="x1-2r1"/>
</text:p> 
<!--start of section--><text:h text:style-name="Heading-2" text:outline-level="2"><text:span text:style-name="section">1.    </text:span><t4htlink href="#x1-10001" name="x1-10001"/>Introducció´on</text:h> 

<!--l. 1--><text:p text:style-name="Text-body">Histó´oricamente, se ha visto un aumento en la sofisticació´on, velocidad, impacto y
cantidad de los ataques informá´aticos. Se ha vuelto necesario que las estrategias de
defensa se adapten a los nuevos actores y ataques. Para responder a esto, las
organizaciones han tenido que recurrir al intercambio de informació´on de
amenazas con el fin de tener una visió´on má´as amplia de las actividades de sus
adversarios y así´ı ayudar a administrar sus recursos de forma de obtener el mejor
resultado posible de sus defensas. Hoy en dí´ıa la informació´on se comparte de
forma manual lo cual consume mucho tiempo o por medio de procesos
automatizados con grandes limitaciones los cuales se realizan dentro de
comunidades especificas. La capacidad de compartir informació´on completa de
forma automá´atica con un gran nú´umero de comunidades no existe en la
actualidad.
</text:p> 
<!--l. 13--><text:p text:style-name="First-line-indent">   Hay mú´ultiples mé´etodos para el intercambio de informació´on y estos juegan un
rol significante en los tipos, volú´umenes y naturaleza de la informació´on compartida
con la comunidad. Algunos de estos medios de intercambio limitan el tipo de
contenido que es compartido mientras que otros promueven ciertos tipos de
intercambio. Los procesos para compartir informació´on son manuales, llevan
mucho tiempo, son repetitivos y en muchos casos requieren que las organizaciones
re escriban o traduzcan la informació´on a una amplia variedad de formatos. Otro
problema que se presenta cuando se quiere intercambiar informació´on
es la utilizació´on de tecnologí´ıas y/o formatos propietarios, esto provoca
la necesidad de desarrollar scripts y mó´odulos para permitir compartir
informació´on por fuera de las comunidades. Para aquellas comunidades con
algú´un grado de automatizació´on, sus modelos son generalmente bajos en
prestaciones y usan soluciones propietarias comerciales o adaptadas a su
comunidad.
</text:p> 
<!--l. 27--><text:p text:style-name="First-line-indent">   La mayorí´ıa de dichos mé´etodos no permiten el consumo de informació´on de
amenazas de forma automá´atica, esto hace que rutinariamente las organizaciones
deban tomar dicha informació´on y sintetizarla en sus bases de datos locales. Si
bien los mé´etodos utilizados en la actualidad han ayudado a mejorar las
capacidades defensivas de numerosas organizaciones, é´estas no han logrado
explotar su má´aximo potencial.
</text:p> 
<!--l. 34--><text:p text:style-name="First-line-indent">   Actualmente, existen varios esfuerzos para generar arquitecturas abiertas,
está´andar, basadas en indicadores e informació´on de incidente. La realidad es que
ninguno de estos ha podido convertirse en un está´andar para el intercambio entre
comunidades.
                                                                     

                                                                     
</text:p> 
<!--l. 39--><text:p text:style-name="First-line-indent">   Las aproximaciones tradicionales de seguridad tienen como objetivo entender
y registrar vulnerabilidades, debilidades y configuraciones necesarias pero
insuficientes. Para defenderse, las organizaciones tienen estrategias de defensa
que buscan bloquear los ataques y arreglar las vulnerabilidades, é´esta
estrategia está´a basada en alertas. Si bien puede ser efectiva contra algunas
amenazas no logra detener ataques avanzados o proveer informació´on sobre las
actividades de un atacante luego de que ingreso a la red. Una estrategia mas
adecuada es basarse en <text:span text:style-name="textbf"><text:span text:style-name="cmbx-10x-x-109">cyber kill-chain</text:span></text:span>, en é´esta estrategia se busca
descomponer las fases de un ataque con la finalidad de obtener una mejor
comprensió´on del ataque y el atacante así´ı como mejorar las posibilidades de
defensa.
   </text:p> 
<text:section text:name="fig" text:style-name="Figure"><text:p text:style-name="bigskip"/>
                                                                     

                                                                     
                                                                     

                                                                     
<!--l. 53--><text:p text:style-name="Text-body"><draw:frame draw:name="./images/killChain.png" text:anchor-type="as-char" draw:z-index="0"><draw:image xlink:href="Pictures/./images/killChain.png" xlink:type="simple" xlink:show="embed" xlink:actuate="onLoad"/><!--draw:name="IMG"  
--></draw:frame>
</text:p> 
<!--l. 54--><text:p text:style-name="Text-body"/> 

<!--l. 54--><text:p text:style-name="Text-body"> 
<text:span text:style-name="caption"><text:span text:style-name="caption-title"><t4htlink href="#x1-10011" name="x1-10011">Figura<text:s/>1</t4htlink>: </text:span>Cyber kill-chain <text:bibliography-mark text:bibliography-type="custom1"><t4htlink href="#Xb1">2</t4htlink></text:bibliography-mark></text:span>
                                                                     

                                                                     
   </text:p> 
<text:p text:style-name="bigskip"/></text:section>
<!--l. 57--><text:p text:style-name="First-line-indent">   Como se ve en la figura 1, los primeros pasos de é´esta estrategia representan
una oportunidad para detectar y mitigar las amenazas de forma proactiva antes
de que el adversario realice un acceso no autorizado en los sistemas de la
organizació´on. En los pasos posteriores es donde se realiza la detecció´on, respuesta
y aseguramiento de los activos má´as importantes. Al entender el adversario, se
puede tener una mejor oportunidad para descubrir sus intenciones y responder al
ataque. Entender la amenaza permite la toma de mejores decisiones, priorizando
los recursos y así´ı tener una ventaja ante el atacante. El resultado de defensas en
base a inteligencia es una mejor opció´on que las respuestas a los ataques dado que
estos ajustan sus operaciones basandose en el é´exito o falla de sus intentos. En
un modelo como el de la figura 1 los intentos del adversario pueden ser
reconocidos, logrando que los defensores tengan la posibilidad de ajustar
sus tá´acticas logrando que al adversario le sea má´as difí´ıcil alcanzar sus
objetivos.
</text:p> 
<!--l. 72--><text:p text:style-name="First-line-indent">   Compartir informació´on con socios y comunidades de confianza le permite a las
organizaciones tener un conjunto de datos relevante para lograr una identificació´on
precisa de la amenaza. Por medio de é´este intercambio, cada ente puede entender
mejor las amenazas, no solo de forma abstracta sino que tambié´en con evidencias
especificas que indiquen la presencia del atacante. Las tareas de cyber
inteligencia permiten anticipar y mitigar las amenazas antes de que sean
difí´ıciles de encontrar y erradicar utilizando los mé´etodos tradicionales de
detecció´on y respuesta. Con la informació´on recolectada los analistas pueden
agrupar patrones de actividades similares, atribuir actividades a ciertos
actores, identificar e implementar estrategias para mitigar ataques de forma
rá´apida y anticiparse al lanzamiento de ataques similares en el futuro. Para
aprovechar de forma adecuada los beneficios de la cyber inteligencia, las
organizaciones deben compartir la informació´on recolectada con socios de su
confianza.
</text:p> 
<!--l. 87--><text:p text:style-name="First-line-indent">   Por medio del aná´alisis del comportamiento de los adversarios en distintos
objetivos y en un periodo de tiempo adecuado, los defensores son capaces de
identificar un conjunto importante de indicadores, tá´acticas, té´ecnicas y
procedimientos. De é´esta forma se obtiene informació´on de los objetivos y las
estrategias lo cual permite al defensor predecir el comportamiento del ataque y
generar defensas diná´amicas. Dada la forma y complejidad con la cual evolucionan
las amenazas, la velocidad con la cual ocurren los eventos y la basta cantidad de
datos que se deberian intercambiar, es necesario establecer una forma automá´atica
para ayudar a los analistas y tomadores de decisió´on a llevar a cabo acciones
defensivas. La automatizació´on requiere de informació´on de calidad, esto no puede
ser logrado adecuadamente con los distintos productos y sistemas de hoy en dí´ıa.
                                                                     

                                                                     
Para lograr un nivel adecuado de automatizació´on es necesario contar con un
está´andar el cual tenga representaciones estructuradas de informació´on, de esta
forma se puede lograr un mejor aprovechamiento de los datos sin saber
de antemano quien los provee. Dicha informació´on debe ser legible por
un humano y parseable por una má´aquina. Estos requerimientos tienen
varias justificaciones, primero que nada, un analista podrí´ıa realizar un
aná´alisis que es inapropiado para ser automatizado o que sea focalizado
en tomas de decisiones por parte de personas. Tambié´en podrí´ıa ser de
interé´es que un analista tenga conocimiento de la situació´on actual, de la
fidelidad de las fuentes o de los mé´etodos utiliziados para producir la
informació´on. Por lo dicho anteriormente, es necesario la existencia de
representaciones estructuradas de la informació´on, siendo é´esta expresiva, flexible,
extensible, automatizable y legible. Ademá´as se deben contar con medios para
permitir el intercambio seguro y confiable de informació´on entre distintas
organizaciones.
</text:p> 
<!--l. 113--><text:p text:style-name="First-line-indent">   Con lo presentado anteriormente se puede ver que una mejor solució´on para el
intercambio de informació´on es necesaria, é´esta deberí´ıa poder ser utilizada
por diferentes comunidades, permitiendo diferentes modelos, mé´etodos y
soportando un rango de datos amplio. En particular los objetivos ideal
son:
     </text:p> 
<!--l. 118--><text:list text:style-name="Itemize"> 

     <text:list-item>
     <text:p text:style-name="Inside-itemize">Permitir compartir informació´on de forma má´as rá´apida y precisa.
     </text:p> 
</text:list-item> 

     <text:list-item>
     <text:p text:style-name="Inside-itemize">Reducir  el  aná´alisis  humano  y  liberar  a  los  recursos  humanos  para
     realizar trabajo de aná´alisis má´as valioso.
     </text:p> 
</text:list-item> 

     <text:list-item>
     <text:p text:style-name="Inside-itemize">Permitir  que  las  amenazas  má´as  conocidas  sean  analizadas  por
     computadoras.
     </text:p> 
</text:list-item> 

     <text:list-item>
     <text:p text:style-name="Inside-itemize">Permitir que se comparta de forma automá´atica un gran nú´umero de
     datos, siendo estos datos complejos. Esto deberí´ıa permitir una defensa
     activa.
                                                                     

                                                                     
     </text:p> 
</text:list-item> 

     <text:list-item>
     <text:p text:style-name="Inside-itemize">Proteger la informació´on intercambiada.
     </text:p> 
</text:list-item> 

     <text:list-item>
     <text:p text:style-name="Inside-itemize">Permitir que se agregue informació´on a las bases locales con discreció´on
     y limitando el nú´umero de analistas que acceden a la informació´on. Dicha
     informació´on debe tener datos de contexto.
     </text:p> 
</text:list-item> 

     <text:list-item>
     <text:p text:style-name="Inside-itemize">Permitir la colaboració´on de analistas de distintas organizaciones en los
     incidentes.</text:p> 
</text:list-item> 
</text:list> 

<t4htlink href="#x1-1002r1" name="x1-1002r1"/>
<!--start of section--><text:h text:style-name="Heading-2" text:outline-level="2"><text:span text:style-name="section">2.    </text:span><t4htlink href="#x1-20002" name="x1-20002"/>Gestió´on de incidentes</text:h> 

<t4htlink href="#x1-2001r1" name="x1-2001r1"/>
<!--start of subsection--><text:h text:style-name="Heading-3" text:outline-level="3"><text:span text:style-name="subsection">2.1.    </text:span><t4htlink href="#x1-30001" name="x1-30001"/>Herramientas</text:h> 

<t4htlink href="#x1-3001r4" name="x1-3001r4"/>
<!--start of subsection--><text:h text:style-name="Heading-3" text:outline-level="3"><text:span text:style-name="subsection">2.2.    </text:span><t4htlink href="#x1-40002" name="x1-40002"/>Modelos</text:h> 

<t4htlink href="#x1-4001r3" name="x1-4001r3"/>
<!--start of section--><text:h text:style-name="Heading-2" text:outline-level="2"><text:span text:style-name="section">3.    </text:span><t4htlink href="#x1-50003" name="x1-50003"/>Representació´on</text:h> 

<t4htlink href="#x1-5001r5" name="x1-5001r5"/>
<!--start of subsection--><text:h text:style-name="Heading-3" text:outline-level="3"><text:span text:style-name="subsection">3.1.    </text:span><t4htlink href="#x1-60001" name="x1-60001"/>Modelos de datos</text:h> 

<t4htlink href="#x1-6001r1" name="x1-6001r1"/>
<!--start of subsubsection--><text:h text:style-name="Heading-4" text:outline-level="4"><text:span text:style-name="subsubsection">3.1.1.    </text:span><t4htlink href="#x1-70001" name="x1-70001"/>IDMEF</text:h> 

<!--l. 3--><text:p text:style-name="Text-body">Intrusion Detection Message Exchange Format (IDMEF) fue especificado como
un protocolo experimental que no especifica ningú´un está´andar. Sin embargo
Incident Object Description Exchange Format se basa en las especificaciones de
las clases definidas en IDMEF. El propó´osito de IDMEF es definir formatos de
datos y procedimientos de intercambio para compartir informació´on de interé´es con
sistemas de detecció´on de intrusos y sistemas de respuesta con los sistemas de
administració´on que deben interactuar con estos. El RFC de IDMEF describe el
modelo de datos para representar informació´on tomada de los sistemas de
                                                                     

                                                                     
intrusió´on. Se busca que dicho formato pueda ser utilizado por los Intrusion
Detection Systems (IDSs) para reportar alertas sobre eventos que parezcan
sospechosos.
</text:p> 
<!--l. 14--><text:p text:style-name="First-line-indent">   Por medio de XML digital signature se busca proveer integridad,
autenticació´on de los mensajes y de los servicios. La responsabilidad para la
integridad y autenticació´on de los mensajes es responsabilidad del protocolo de
comunicació´on y no del formato de mensajes. La inclusió´on de firmas digitales en
mensajes IDMEF deberí´ıa ser realizada en casos en los que é´estas deban ser
archivadas para su uso posteriores o cuando los mensajes IDMEF son
intercambiados sobre protocolos poco seguros.
<t4htlink href="#x1-7001r1" name="x1-7001r1"/>
<!--start of paragraph--><text:span text:style-name="paragraph-h"><t4htlink href="#x1-80001" name="x1-80001"/>Modelo de datos de IDMEF</text:span><text:s/><text:s/> 

   El modelo de datos de IDMEF es una representació´on orientada a alertas
enviadas a los administradores desde los sistemas de intrusió´on. El modelo de
datos presenta varios problemas referentes a la representació´on de los
datos:
     </text:p> 
<!--l. 27--><text:list text:style-name="Itemize"> 

     <text:list-item>
     <text:p text:style-name="Inside-itemize">Generalmente, la informació´on de las alertas es heterogé´enea. Algunas
     alertas son definidas con poca informació´on, otras proveen informació´on
     má´as detallada. Ejemplos de alertas con poca informació´on son aquellas
     que  solo  presentan  datos  de  origen,  destino,  nombre  u  hora,  estos
     datos se pueden ver extendidos por alertas detalladas en las cuales
     se presenta informació´on de usuarios, procesos o puertos de servicios.
     Es necesario que el modelo de datos que represente dicha informació´on
     sea flexible para adaptarse a las distintas necesidades. Un modelo de
     datos orientado a objetos es extensible por medio de agregació´on y
     sub clases, de esta forma una implementació´on que no entienda estas
     extensiones podrá´a seguir entendiendo el subconjunto de informació´on
     que esta definido en el modelo. Estas dos formas de extender el modelo
     permiten que se mantenga su consistencia.
     </text:p> 
</text:list-item> 

     <text:list-item>
     <text:p text:style-name="Inside-itemize">Los IDSs son diferentes, algunos de estos detectan ataques analizando
     el trá´afico en la red, otros utilizando los logs de sistemas operativos
     o aplicaciones que auditan informació´on. Las alertas generadas para
     un  mismo  ataque  pero  por  medio  de  diferentes  herramientas,  no
     necesariamente  contienen  los  mismos  datos.  El  modelo  de  datos
                                                                     

                                                                     
     define clases que soportan las diferencias en las fuentes de los datos.
     En particular, las nociones de fuente y objetivo para el alerta son
     representadas por una combinació´on de nodo, procesos, servicio y clases
     de usuario.
     </text:p> 
</text:list-item> 

     <text:list-item>
     <text:p text:style-name="Inside-itemize">Dependiendo  del  tipo  de  red  o  sistemas  operativos  utilizados,  los
     ataques será´an observados y reportados de manera diferente lo cual lleva
     a que el modelo de datos deba adaptarse a dichas diferencias.
     </text:p> 
</text:list-item> 

     <text:list-item>
     <text:p text:style-name="Inside-itemize">Los instrumentos comerciales persiguen objetivos diferentes. Por varias
     razones, estos desean entregar má´as o menos informació´on sobre ciertos
     tipos de ataques. El modelo deber permitir la flexibilidad necesaria
     preservando su integridad.</text:p> 
</text:list-item> 
</text:list> 

<!--l. 56--><text:p text:style-name="First-line-indent">   El diseñ˜no del modelo de datos busca proveer una representació´on está´andar de
las alertas de manera que la informació´on no sea ambigua y que se describa la
relació´on entre alertas simples y complejas.
</text:p> 
<!--l. 60--><text:p text:style-name="First-line-indent">   El objetivo de dicho modelo es proveer una representació´on está´andar de la
informació´on analizada por un sistema de intrusió´on cuando es detectado un evento
inusual. Estas alertas pueden ser simples o complejas dependiendo de las
capacidades de la herramienta que las creo.
</text:p> 
<!--l. 65--><text:p text:style-name="First-line-indent">   Los nuevos objetos son introducidos para referencias a contenido adicional.
Esto es importante debido a que la tarea de clasificar y nombrar vulnerabilidades
es difí´ıcil y sumamente subjetiva. El modelo de datos no debe ser ambiguo, por lo
que mientras que se permite que los aná´alisis sean mas o menos precisos entre
ellos, no se debe permitir que estos produzcan informació´on contradictoria en dos
alertas que describen el mismo evento. De todas formas, siempre es posible
insertar toda la informació´on ú´util de un evento en campos de extensió´on del
alerta en lugar de en los campos a los que estos pertenecen, sin embargo,
dichas practicas reducen la interoperabilidad y deberian ser evitadas en lo
posible.
</text:p> 
<!--l. 76--><text:p text:style-name="First-line-indent">   IDMEF fue diseñ˜nado para cubrir todo el rango de alertas posible, desde las
simples a las má´as complejas. Para esto el modelos de datos provee una
forma de representar alertas complejas que agregan varias alertas simples
permitiendo identificar dichas alertas simples entre el contenido de la alerta
compleja.
                                                                     

                                                                     
<t4htlink href="#x1-8001r8" name="x1-8001r8"/>
</text:p> 
<!--start of subsubsection--><text:h text:style-name="Heading-4" text:outline-level="4"><text:span text:style-name="subsubsection">3.1.2.    </text:span><t4htlink href="#x1-90002" name="x1-90002"/>IODEF</text:h> 

<!--l. 3--><text:p text:style-name="Text-body">IODEF define una representació´on de datos que provee un framework para el
intercambio de informació´on entre CSIRTs, dicho tipo de informació´on de seguridad
es comú´unmente intercambiado entre este tipo de organizaciones. IODEF provee
una representació´on en XML para transportar informació´on de incidentes entre
pares en distintos dominios administrativos pero que tienen las responsabilidades
operacionales de remediar o analizar y establecer advertencias en un dominio
definido. El modelo de datos provisto por IODEF codifica la informació´on
referente a hosts, redes y servicios corriendo en estos sistemas; metodologí´ıa de
ataques y evidencia forense asociada; impacto de la actividad realizada y
aproximaciones a los trabajos realizados.
</text:p> 
<!--l. 14--><text:p text:style-name="First-line-indent">   IODEF deberí´ıa ser compatible con IDMEF y tener la capacidad de incluir
mensajes IDMEF. Los actores principales en IODEF son los CSIRTs y no los
IDSs como ocurre en IDMEF. Se puede ver a IODEF como una interfaz
orientada a ser utilizada por personas, por ello un mensaje IODEF es parseable
por una má´aquina y a su vez leí´ıble por humanos. Los objetos IODEF tienen un
tiempo de vida mayor a IDMEF, en este los mensajes son utilizados
una sola vez. Los mensajes IODEF consideran informació´on referente al
manejo de incidentes, almacenamiento de dicha informació´on o estadí´ısticas y
aná´alisis.
</text:p> 
<!--l. 23--><text:p text:style-name="First-line-indent">   El objetivo primordial de IODEF es mejorar las capacidades operacionales de
los CSIRTs. La adopció´on por parte de la comunidad provee una habilidad
mejorada para resolver los incidentes y transmitir informació´on de contexto
simplificando la colaboració´on e intercambio de datos. El formato estructurado
provisto por IODEF permite:
     </text:p> 
<!--l. 29--><text:list text:style-name="Itemize"> 

     <text:list-item>
     <text:p text:style-name="Inside-itemize">Incrementar la automatizació´on en el procesamiento de los datos.
     </text:p> 
</text:list-item> 

     <text:list-item>
     <text:p text:style-name="Inside-itemize">Bajar  el  esfuerzo  necesario  para  normalizar  datos  similares  de
     diferentes fuentes.
     </text:p> 
</text:list-item> 

     <text:list-item>
     <text:p text:style-name="Inside-itemize">Un formato comú´un con el cual construir herramientas interoperables
     para el manejo de incidentes y aná´alisis subsecuente, especí´ıficamente
                                                                     

                                                                     
     cuando los datos provienen de dominios distintos.</text:p> 
</text:list-item> 
</text:list> 

<!--l. 37--><text:p text:style-name="First-line-indent">   La coordinació´on entre CSIRTs no es un problema estrictamente té´ecnico. La
confianza, los procedimientos y las leyes son consideraciones que pueden impedir
que las organizaciones intercambien informació´on. IODEF no busca evadir dichas
consideraciones, sin embargo, las implementaciones operacionales de IODEF
deben considerar este contexto.
<t4htlink href="#x1-9001r9" name="x1-9001r9"/>
<!--start of paragraph--><text:span text:style-name="paragraph-h"><t4htlink href="#x1-100001" name="x1-100001"/>Modelo de datos de IODEF</text:span><text:s/><text:s/> 

   A la hora de diseñ˜nar IODEF se realizaron ciertas consideraciones de
diseñ˜no
     </text:p> 
<!--l. 47--><text:list text:style-name="Itemize"> 

     <text:list-item>
     <text:p text:style-name="Inside-itemize">El modelo de datos sirve como formato de transporte, lo que lleva a
     que su representació´on especifica no sea optima para almacenamiento
     en disco, ser archivado por plazos largos o procesamiento en memoria.
     </text:p> 
</text:list-item> 

     <text:list-item>
     <text:p text:style-name="Inside-itemize">Por medio de la implementació´on no se busca establecer un consenso
     respecto a la definició´on de un incidente, en su lugar se trata de dar un
     entendimiento amplio que sea lo suficientemente flexible para abarcar
     la mayorí´ıa de las operaciones.
     </text:p> 
</text:list-item> 

     <text:list-item>
     <text:p text:style-name="Inside-itemize">Describir un incidente para todas las definiciones requerirí´ıa un modelo
     de datos extremadamente complejo. Por ello, IODEF solo busca dar
     un  marco  para  transmitir  informació´on  de  incidentes  comú´unmente
     intercambiada.  Se  asegura  un  mecanismo  que  pueda  ser  extendido
     para soportar informació´on de la organizació´on así´ı como té´ecnicas para
     referencias informació´on mantenida por fuera del modelo de datos.
     </text:p> 
</text:list-item> 

     <text:list-item>
     <text:p text:style-name="Inside-itemize">El dominio de aná´alisis de seguridad no esta totalmente estandarizado
     y debe basarse en descripciones textuales. IODEF busca conseguir un
     balance entre el contenido libre y el procesamiento automá´atico de la
     informació´on de incidentes.
                                                                     

                                                                     
     </text:p> 
</text:list-item> 

     <text:list-item>
     <text:p text:style-name="Inside-itemize">IODEF es una de las representaciones que han sido estandarizadas. El
     modelo de datos de IDMEF influencio el diseñ˜no de IODEF.</text:p> 
</text:list-item> 
</text:list> 

<!--l. 68--><text:p text:style-name="First-line-indent">   El modelo de datos de IODEF no introduce problemas de seguridad. Este solo
define una representació´on simple para informació´on de incidentes. Como los
datos codificados por IODEF pueden ser considerados sensibles por las
partes que los intercambian se deben tomar precauciones para asegurar la
confidencialidad durante el intercambio y el subsecuente procesamiento. El
primero debe ser resguardado por un formato de mensaje, pero luego se deben
tener consideraciones de seguridad en el sistema que procesa los datos,
los almacena y archiva la documentació´on y la informació´on derivada de
estos.
</text:p> 
<!--l. 77--><text:p text:style-name="First-line-indent">   El formato de mensajes subyacente y el protocolo utilizado para intercambiar
datos provee una garantí´ıa de confidencialidad, integridad y autenticidad. El uso
de protocolos de seguridad estandarizados es recomendado. Por ejemplo
IODEF/RID.
<t4htlink href="#x1-10001r10" name="x1-10001r10"/>
</text:p> 
<!--start of subsubsection--><text:h text:style-name="Heading-4" text:outline-level="4"><text:span text:style-name="subsubsection">3.1.3.    </text:span><t4htlink href="#x1-110003" name="x1-110003"/>STIX</text:h> 

<!--l. 3--><text:p text:style-name="Text-body">STIX es un lenguaje para la especificació´on, captura, representació´on y
comunicació´on de informació´on de seguridad estandarizada. Lo realiza de manera
estructurada para soportar un mejor manejo de la informació´on así´ı como para
permitir procesos automatizados.
</text:p> 
<!--l. 8--><text:p text:style-name="First-line-indent">   Se busca que la informació´on sea representada de forma estructurada, a su vez
se é´esta debe ser expresiva, flexible, extensible, automatizable y legible. Esto se
presenta como un desafí´ıo ya que la informació´on intercambiada debe ser
estructurada para que pueda ser parseada por una má´aquina pero no se debe
perder la posibilidad de que un analista la pueda leer y entender. Que sea
entendible por una persona es necesario para que no se pierda el juicio y control
que é´esta pueda tener.
</text:p> 
<!--l. 16--><text:p text:style-name="First-line-indent">   Al convertirse STIX en un está´andar para la comunidad se obtendrá´a informació´on
de mejor calidad la que será´a mejor aprovechada y de la cual no se sabrá´a la fuente
de los datos de antemano.
<t4htlink href="#x1-11001r11" name="x1-11001r11"/>
<!--start of paragraph--><text:span text:style-name="paragraph-h"><t4htlink href="#x1-120001" name="x1-120001"/>Aproximaciones de la actualidad</text:span><text:s/><text:s/> 

   La informació´on que se intercambia y utiliza actualmente es ató´omica,
incosistente y muy limitada en sofisticació´on y expresividad. Ademá´as, el uso de
estructuras estandarizadas se enfoca en una porció´on del problema y su
                                                                     

                                                                     
integració´on no se realiza de forma adecuada entre si o carecen de la flexibilidad
para hacerlo. Generalmente, las actividades de intercambio de indicadores son
entre humanos, siendo los indicadores desestructurados o semi-estructurados e
intercambiados por medio de portales web o encriptados y enviados ví´ıa email.
Recientemente se ha visto el surgimiento de transferencias entre má´aquinas, é´estas
intercambian conjuntos de indicadores simples de modelos de ataques bien
conocidos.
</text:p> 
<!--l. 32--><text:p text:style-name="First-line-indent">   A diferencia de IODEF, STIX provee una lista de elementos para construir
indicadores de compromiso y se integra con CAPEC, MAEC o CVE. Ademá´as
posee soporte para tá´acticas, té´ecnicas y procedimientos del adversario y tareas
realizadas por la organizació´on. IODEF fue pensado para compartir informació´on
de incidentes y no indicadores de compromiso. STIX permite el intercambio de
indicadores referentes a amenazas así´ı como informació´on del contexto en el que
é´estas se dan. Juntos, permiten tener un conocimiento má´as rico de las intenciones,
capacidades, motivaciones y actividades de un adversario y de esta forma
defenderse de é´el.
</text:p> 
<!--l. 42--><text:p text:style-name="First-line-indent">   STIX busca extender los indicadores para permitir el manejo e intercambio de
indicadores de forma má´as expresiva y con un espectro má´as amplio de
informació´on.
</text:p> 
<!--l. 45--><text:p text:style-name="First-line-indent">   Actualmente, el intercambio y manejo de informació´on automá´atica es visto
tí´ıpicamente en lineas de productos, servicios ofrecidos o soluciones especificas de
una comunidad. STIX busca permitir el intercambio de informació´on de forma
comprensiva, rica, de alta fidelidad entre organizaciones, comunidades, productos
y servicios ofrecidos.
</text:p> 
<!--l. 51--><text:p text:style-name="First-line-indent">   STIX provee una arquitectura unificada con un conjunto amplio de
informació´on para permitir una solució´on practica para cualquier caso de uso,
lenguajes existentes y estandarizados que son utilizados. El conjunto de
informació´on incluye:
     </text:p> 
<!--l. 56--><text:list text:style-name="Itemize"> 

     <text:list-item>
     <text:p text:style-name="Inside-itemize">Cyber Observables
     </text:p> 
</text:list-item> 

     <text:list-item>
     <text:p text:style-name="Inside-itemize">Indicadores
     </text:p> 
</text:list-item> 

     <text:list-item>
     <text:p text:style-name="Inside-itemize">Incidentes
                                                                     

                                                                     
     </text:p> 
</text:list-item> 

     <text:list-item>
     <text:p text:style-name="Inside-itemize">Tá´acticas, té´ecnicas y procedimientos de los adversarios
     </text:p> 
</text:list-item> 

     <text:list-item>
     <text:p text:style-name="Inside-itemize">Objetivos de exploits
     </text:p> 
</text:list-item> 

     <text:list-item>
     <text:p text:style-name="Inside-itemize">Cursos de acció´on
     </text:p> 
</text:list-item> 

     <text:list-item>
     <text:p text:style-name="Inside-itemize">Campañ˜nas de ataques
     </text:p> 
</text:list-item> 

     <text:list-item>
     <text:p text:style-name="Inside-itemize">Actores de ataques</text:p> 
</text:list-item> 
</text:list> 

<t4htlink href="#x1-12001r13" name="x1-12001r13"/>
<!--start of paragraph--><text:span text:style-name="paragraph-h"><t4htlink href="#x1-130002" name="x1-130002"/>Casos de uso</text:span><text:s/><text:s/> 

   STIX ha sido desarrollado para soportar varios casos de uso involucrados en
el manejo de amenazas de seguridad. A continuació´on se dan descripciones de esos
casos de uso.
     <!--l. 73--><text:list text:style-name="Itemize"> 

     <text:list-item>
     <text:p text:style-name="Inside-itemize">Aná´alisis  de  Cyber  Amenazas:  Un  analista  de  seguridad  estudia
     informació´on estructurada y no estructurada referente a actividades
     de   una   amenaza   procedentes   de   varias   fuentes.   El   analista
     busca  entender  la  naturaleza  de  las  amenazas  má´as  relevantes,
     identificarlas,  y  representarlas  para  poder  expresar  y  actualizar  el
     conocimiento relevante de la amenaza. La informació´on de la amenaza
     incluye acciones realizadas, comportamientos, capacidades, quienes lo
     realizaron, etc. De este conocimiento y representació´on el analista puede
     especificar patrones de la amenaza, sugerir acciones a ser realizadas
     para responder a sus actividades y/o compartir informació´on con socios
     de su confianza.
                                                                     

                                                                     
     </text:p> 
</text:list-item> 

     <text:list-item>
     <text:p text:style-name="Inside-itemize">Especificar  patrones  de  amenazas:  Un  analista  especifica  patrones
     para representar las caracterí´ısticas de amenazas junto con su contexto
     y  metadatos  para  interpretar,  manejar  y  aplicar  el  patró´on  y  sus
     resultados. Esto puede ser realizado manualmente o con la asistencia
     de una herramienta automá´atica.
     </text:p> 
</text:list-item> 

     <text:list-item>
     <text:p text:style-name="Inside-itemize">Manejo de las actividades de respuesta: Los encargados de tomar decisiones
     y el personal de operaciones trabajan en conjunto para prevenir o detectar
     actividades que presenten una amenaza y responder a los incidentes
     detectados que sean realizados por dichas amenazas. Las acciones
     preventivas pueden mitigar vulnerabildidades, debilidades o malas
     configuraciones que sean objetivos de exploits. Luego de la detecció´on e
     investigació´on de incidentes especí´ıficos, acciones reactivas pueden
     ser realizadas. Se pueden desprender tres sub-casos de uso de lo
     anterior.
          </text:p> 
<!--l. 95--><text:list text:style-name="Itemize"> 

          <text:list-item>
          <text:p text:style-name="Inside-itemize">Prevenció´on  de  amenazas:  Quienes  deben  tomar  las  decisiones
          evalú´uan acciones preventivas para las amenazas relevantes que
          sean  identificadas  y  seleccionan  acciones  apropiadas  para  su
          implementació´on.  El  personal  de  operaciones  implementa  las
          acciones seleccionadas para prevenir la ocurrencia de amenazas
          especificas con prevenciones amplias o con objetivos especí´ıficos
          iniciados por interpretació´on de los indicadores.
          </text:p> 
</text:list-item> 

          <text:list-item>
          <text:p text:style-name="Inside-itemize">Detecció´on  de  amenazas:  El  personal  de  operaciones  aplica
          mecanismos (automá´aticos y manuales) para monitorear y asistir
          las  operaciones  con  la  finalidad  de  detectar  la  ocurrencia  de
          amenazas especí´ıficas basá´andose en la evidencia histó´orica, aná´alisis
          del  contexto  actual  e  interpretació´on  de  los  indicadores  que  se
          presentan. É´Esta detecció´on se realiza generalmente por medio de
          patrones de indicadores.
          </text:p> 
</text:list-item> 

          <text:list-item>
                                                                     

                                                                     
          <text:p text:style-name="Inside-itemize">Respuesta a incidentes: El personal de operaciones responde a
          amenazas detectadas, investiga que ha ocurrido o está´a ocurriendo,
          trata de identificar y representar la naturaleza de las amenazas
          y lleva a cabo acciones para mitigar sus efectos, tambié´en puede
          aplicar  cursos  de  acció´on  preventivos.  Una  vez  que  los  efectos
          son entendidos, el personal de operaciones puede implementar
          acciones acordes para prevenir o llevar a cabo cursos de acció´on
          correctivos.</text:p> 
</text:list-item> 
</text:list> 

     </text:list-item> 

     <text:list-item>
     <text:p text:style-name="Inside-itemize">Intercambio de informació´on: Los encargados de tomar las decisiones
     establecen
     polí´ıticas respecto a que tipo de informació´on será´a compartida, ademá´as
     tomas decisiones respecto a con quienes se comparte y como deberí´ıa ser
     manejada basá´andose en frameworks de confianza de forma de mantener
     niveles adecuados de consistencia, contexto y control. Esta polí´ıtica
     es luego implementada para compartir los indicadores de amenazas
     apropiados y otra informació´on de amenazas.</text:p> 
</text:list-item> 
</text:list> 

<t4htlink href="#x1-13001r14" name="x1-13001r14"/>
<!--start of paragraph--><text:span text:style-name="paragraph-h"><t4htlink href="#x1-140003" name="x1-140003"/>Principios de desarrollo de STIX</text:span><text:s/><text:s/> 

   En el enfoque dado a STIX se ha buscado implementar un conjunto de
principios para su desarrollo con el consenso de la comunidad. Esos principios son
los siguientes:
     <!--l. 128--><text:list text:style-name="Itemize"> 

     <text:list-item>
     <text:p text:style-name="Inside-itemize">Expresividad: Con el fin de soportar la diversidad de casos de uso
     relevantes, STIX apunta a proveer una cobertura expresiva en todos
     sus casos de uso especí´ıficos en lugar de dirigirse especí´ıficamente a
     alguno de ellos.
     </text:p> 
</text:list-item> 

     <text:list-item>
     <text:p text:style-name="Inside-itemize">Integració´on en lugar de duplicació´on: Cuando STIX abarca conceptos de
     informació´on estructurada para los cuales ya existen representaciones
     estandarizadas  con  el  consenso  adecuado  y  que  se  encuentran
     disponibles, se busca integrar estas representaciones a la arquitectura
     STIX en lugar de duplicar esta informació´on innecesariamente.
                                                                     

                                                                     
     </text:p> 
</text:list-item> 

     <text:list-item>
     <text:p text:style-name="Inside-itemize">Flexibilidad:  Con  el  fin  de  soportar  un  amplio  rango  de  casos
     e  informació´on  variable  con  varios  niveles  de  fidelidad,  STIX  esta
     diseñ˜nado para ofrecer tanta flexibilidad como sea posible. STIX se
     adhiere a una polí´ıtica de permitir a los usuarios utilizar cualquier
     porció´on  de  representaciones  está´andar  que  sean  relevantes  para  un
     contexto dado y evita elementos obligatorios siempre que sea posible.
     </text:p> 
</text:list-item> 

     <text:list-item>
     <text:p text:style-name="Inside-itemize">Extensibilidad: Con la finalidad de soportar un amplio rango de casos
     de uso con un potencial diferente de representació´on y para facilitar el
     perfeccionamiento impulsado por la comunidad, se ha diseñ˜nado STIX
     para construir mecanismos de extensió´on para usos especí´ıficos, para
     usos localizados, para refinamientos del usuario y evolució´on y para
     facilidad de refinamiento y evolució´on centralizada.
     </text:p> 
</text:list-item> 

     <text:list-item>
     <text:p text:style-name="Inside-itemize">Automatizació´on:  El  diseñ˜no  realizado  en  STIX  busca  maximizar  la
     estructura y la consistencia para soportar mé´etodos de procesamiento
     automá´atico por má´aquinas.
     </text:p> 
</text:list-item> 

     <text:list-item>
     <text:p text:style-name="Inside-itemize">Lectura: El diseñ˜no de STIX busca estructuras del contenido para que
     no sea ú´unicamente consumible o procesable por maquinas sino que
     tambié´en sea leí´ıble por humanos. Esto es necesario para claridad y
     comprensibilidad durante las primeras etapas de desarrollo y adopció´on.
     </text:p> 
</text:list-item> 

     <text:list-item>
     <text:p text:style-name="Inside-itemize">Implementació´on:  La  implementació´on  inicial  de  STIX  utiliza  XML
     como un mecanismo portatil, estructurado y que se puede encontrar
     en  cualquier  parte  para  la  discusió´on,  colaboració´on  y  refinamiento
     entre las comunidades involucradas. Esta pensado para el desarrollo
     en  colaboració´on  de  un  lenguaje  estructurado  sobre  informació´on  de
     amenazas entre expertos de la comunidad. Se ha pensado que el uso
     del lenguaje sea estimulado y soportado por medio del desarrollo de
                                                                     

                                                                     
     varias herramientas como APIs. Solo por medio de niveles adecuados
     de colaboració´on entre miembros de la comunidad y con la utilizació´on
     de datos reales se puede llegar a que la solució´on evolucione.</text:p> 
</text:list-item> 
</text:list> 

<t4htlink href="#x1-14001r7" name="x1-14001r7"/>
<!--start of subsection--><text:h text:style-name="Heading-3" text:outline-level="3"><text:span text:style-name="subsection">3.2.    </text:span><t4htlink href="#x1-150002" name="x1-150002"/>Está´andares</text:h> 

<t4htlink href="#x1-15001r6" name="x1-15001r6"/>
<!--start of section--><text:h text:style-name="Heading-2" text:outline-level="2"><text:span text:style-name="section">4.    </text:span><t4htlink href="#x1-160004" name="x1-160004"/>Intercambio</text:h> 

<t4htlink href="#x1-16001r16" name="x1-16001r16"/>
<!--start of subsection--><text:h text:style-name="Heading-3" text:outline-level="3"><text:span text:style-name="subsection">4.1.    </text:span><t4htlink href="#x1-170001" name="x1-170001"/>Protocolos</text:h> 

<t4htlink href="#x1-17001r12" name="x1-17001r12"/>
<!--start of subsubsection--><text:h text:style-name="Heading-4" text:outline-level="4"><text:span text:style-name="subsubsection">4.1.1.    </text:span><t4htlink href="#x1-180001" name="x1-180001"/>RID</text:h> 

<!--l. 3--><text:p text:style-name="Text-body">Real-Time Inter-Network (RID) es un mé´etodo de comunicació´on entre redes para
facilitar el intercambio de datos de incidentes. A su vez, busca integrar
mecanismos existentes de detecció´on, seguimiento, identificació´on de fuentes y
mitigació´on que aporta una solució´on al manejo de incidentes. Combinar estas
capacidades en un sistema de comunicació´on permite incrementar el nivel de
seguridad en la red. Las polí´ıticas para manejar incidentes son recomendadas y
pueden ser acordadas por un consorcio utilizando recomendaciones y
consideraciones de seguridad.
</text:p> 
<!--l. 12--><text:p text:style-name="First-line-indent">   RID ha sido ampliamente utilizando en comunidades de investigació´on, pero
no ha sido muy adoptado por otros sectores. Fue desarrollado como un
mecanismo de comunicació´on para facilitar la transferencia de informació´on
entre distintos proveedores de servicios de internet para trazar precisa
y eficientemente el flujo de paquetes nocivos a lo largo de la red. RID
considera la informació´on que necesitan varias implementaciones para seguir
paquetes dentro de una red y los requerimientos de los proveedores de
servicios de decidir si se permite trazar el recorrido de un paquete o
no.
</text:p> 
<!--l. 21--><text:p text:style-name="First-line-indent">   Los datos en RID son representados como documentos XML utilizando
IODEF. De esta forma se simplifica la integració´on con otros aspectos del manejo
de incidentes. Ademá´as las ventajas de la representació´on en XML permite
conservar la privaccidad y tener un buen nivel de aseguramiento.RID
busca proveer un mé´etodo para comunicar la informació´on relevante entre
CSIRTs manteniendo la compatibilidad con varios sistemas de rastreo y
respuesta.
</text:p> 
<!--l. 28--><text:p text:style-name="First-line-indent">   Los mensajes RID son encapsulados en otros protocolos para el transporte,
este procedimiento se define en el RFC 6046. La autenticació´on, integridad y
                                                                     

                                                                     
autorizació´on son el resultado de las capacidades de cada capa y son utilizadas
para alcanzar un nivel de aseguramiento adecuado.
</text:p> 
<!--l. 33--><text:p text:style-name="First-line-indent">   Los mensajes RID tienen la intenció´on de ser usados en el manejo coordinado
de incidentes para localizar la fuente de un ataque y detener o mitigar sus
efectos. Los objetivos de los ataques incluyen redes o sistemas que se vieron
comprometidos con ataques como denegaciones de servicio u otro tipo de trá´afico
malicioso en una red. Por medio de RID los CSIRTs tienen la posibilidad de
reportar ataques que esté´en ocurriendo a otros CSIRTs o pedir informació´on a é´estos
de la detecció´on de ataques.
</text:p> 
<!--l. 41--><text:p text:style-name="First-line-indent">   Los sistemas comprometidos pueden ser el resultado de otros incidentes de
seguridad como worms, troyanos o virus. El manejar incidentes es una tarea
difí´ıcil para algunas organizaciones debido al tamañ˜no de su red y la cantidad de
recursos disponibles. RID provee el framework necesario para realizar la
comunicació´on entre redes involucradas en el manejo, seguimiento y mitigació´on
de incidentes de seguridad. Distintos tipos de mensajes son necesarios
para facilitar el manejo de incidentes. Los mensajes que se incluyen son
<text:span text:style-name="Emphasis"><text:span text:style-name="cmti-10x-x-109">Report</text:span></text:span>, <text:span text:style-name="Emphasis"><text:span text:style-name="cmti-10x-x-109">IncidentQuery</text:span></text:span>, <text:span text:style-name="Emphasis"><text:span text:style-name="cmti-10x-x-109">TraceRequest</text:span></text:span>, <text:span text:style-name="Emphasis"><text:span text:style-name="cmti-10x-x-109">RequestAuthorization</text:span></text:span>, <text:span text:style-name="Emphasis"><text:span text:style-name="cmti-10x-x-109">Result</text:span></text:span> e
<text:span text:style-name="Emphasis"><text:span text:style-name="cmti-10x-x-109">InvestigationRequest</text:span></text:span>. El mensaje Report es utilizado cuando se ingresa
un incidente en un sistema RID y no se deben realizar má´as acciones.
Un mensaje Incident Request es utilizado para pedir informació´on de un
incidente en particular. Un mensaje Trace Request es utilizando cuando la
fuente del trafico puede estar oculta. En ese caso, cada proveedor de
red que reciba uno de estos mensajes enviara uno a la red anterior en
el camino del mensaje para obtener la fuente del trafico. Los mensajes
Request Authorization y Result son utilizados para comunicar el estado y
resultado de un mensaje Trace Request o Investigation Request. El mensaje
Investigation Request solo considera lo sistemas RID en el camino a la fuente del
trafico.
</text:p> 
<!--l. 61--><text:p text:style-name="First-line-indent">   En RID se pueden diseñ˜nar topologí´ıas que permitan el intercambio de
informació´on facilitando la comunicació´on entre socios. La topologí´ıa bá´asica para
comunicar sistemas RID es la de una comunicació´on directa. En una organizació´on
se pueden establecer y utilizar varias topologí´ıas. Una podrí´ıa fortalecer las
relaciones bilaterales entre socios. Los socios podrí´ıan re enviar los mensajes RID
entre ellos. Este enfoque permite un rastreo iterativo en donde la fuente es
desconocida.
</text:p> 
<!--l. 69--><text:p text:style-name="First-line-indent">   La comunicació´on entre los sistemas RID debe ser protegida. RID tiene
muchas consideraciones de seguridad incluidas en el diseñ˜no del protocolo. Al
considerar el transporte de mensajes RID, una red fuera de banda, ya sea fí´ısica o
ló´ogica, puede prevenir ataques externos contra las comunicaciones RID. Se deben
utilizar conexiones autenticadas y encriptadas entre sistemas RID para proveer
                                                                     

                                                                     
confidencialidad, integridad, autenticidad y privacidad de los datos. Las
relaciones de confianza son realizadas por socios y establecen relaciones de
confianza por medio de infraestructura de PKI.
</text:p> 
<!--l. 78--><text:p text:style-name="First-line-indent">   El protocolo de transporte utilizado debe proveer encriptació´on para dar un
nivel de seguridad e integridad adicional, mientras se provee autenticació´on por
medio de certificados. De todas formas los mensajes RID no utilizan ú´unicamente
la seguridad provista por el protocolo de transporte.
</text:p> 
<!--l. 83--><text:p text:style-name="First-line-indent">   La infraestructura PKI provee la baste para la autenticació´on, autorizació´on,
encriptació´on y firmas digitales necesarias para establecer una relació´on de
confianza entre los miembros de una comunidad RID.
</text:p> 
<!--l. 87--><text:p text:style-name="First-line-indent">   Problemas de privacidad pueden ser de preocupació´on cuando se habla de
compartir informació´on y deben ser considerados a la hora de alcanzar la meta de
detener o mitigar los efectos de un incidente de seguridad. Para ello hay clases
especí´ıficas para automatizar las polí´ıticas de privacidad.
</text:p> 
<!--l. 92--><text:p text:style-name="First-line-indent">   IODEF define un formato de mensaje, no un protocolo de transporte, esto se
realiza para permitir a los CSIRTs intercambiar y almacenar los datos de la
forma que má´as le conviene a cada organizació´on. Sin embargo, RID requiere una
especificació´on de un protocolo de transporte para asegurar la interoperabilidad
entre las organizaciones socias. El RFC6046 mencionado anteriormente, especifica
el transporte de mensajes RID sobre HTTPS/TLS. En esta especificació´on, cada
servidor RID funciona como servidor y cliente. Todos los sistemas RID deben
estar preparados para aceptar conexiones HTTP/TLS de cualquier socio con la
finalidad de soportar llamadas a respuestas tardí´ıas de pedidos que se
realizaron.
<t4htlink href="#x1-18001r19" name="x1-18001r19"/>
</text:p> 
<!--start of subsubsection--><text:h text:style-name="Heading-4" text:outline-level="4"><text:span text:style-name="subsubsection">4.1.2.    </text:span><t4htlink href="#x1-190002" name="x1-190002"/>TAXII</text:h> 

<!--l. 3--><text:p text:style-name="Text-body">El objetivo que plantea Trusted Automated eXchange of Indicator Information
(TAXII) es extender la capacidad de compartir indicadores, siendo dichos
intercambios robustos, seguros y de gran volumen de datos. A su vez, los datos
intercambiados deberian ser mas expresivos que en la actualidad.
</text:p> 
<!--l. 7--><text:p text:style-name="First-line-indent">   Con TAXII no se busca crear una comunidad para compartir, sino que se le
da a las organizaciones una herramienta que facilite el intercambio entre ellas.
TAXII mejora las deficiencias existentes dando especificaciones abiertas y
comunes para transportar los mensajes con informació´on. Tambié´en se provee un
conjunto de capacidades como encriptació´on, autenticació´on, direccionamiento,
alertas y pedidos entre sistemas.
</text:p> 
<!--l. 14--><text:p text:style-name="First-line-indent">   TAXII es un conjunto de especificaciones té´ecnicas y de documentació´on para
permitir el intercambio de informació´on procesable entre organizaciones.
Para realizar dichos intercambios, se definen protocolos y formatos de
                                                                     

                                                                     
datos que permiten intercambiar informació´on de forma segura. Ha sido
diseñ˜nado para permitir la interoperabilidad de diferentes soluciones en lugar
de ligarse a una tecnologí´ıa o producto en particular. Ademá´as, se busca
incentivar a los proveedores de tecnologí´ıa a incorporar soporte para las
especificaciones de TAXII en sus productos. La informació´on intercambiada ayuda
a detectar, prevenir y mitigar amenazas informá´aticas en tiempo real. Es
importante recalcar que no se buscan definir acuerdos para el intercambio de
informació´on o gobierno. En su lugar, permite a las organizaciones mejorar
el contexto en el que se encuentran respecto a las nuevas amenazas y
ademá´as compartir la informació´on que ellos elijan con las organizaciones que
deseen de forma simple y rá´apida aprovechando las relaciones y sistemas
existentes.
</text:p> 
<!--l. 28--><text:p text:style-name="First-line-indent">   En el desarrollo de TAXII se buscó´o consenso y participació´on de la comunidad.
TAXII permite el intercambio de informació´on sobre amenazas de forma eficiente
y comprensiva por medio de <text:span text:style-name="Emphasis"><text:span text:style-name="cmti-10x-x-109">automatizaci</text:span>ó<text:span text:style-name="cmti-10x-x-109">ˊon</text:span></text:span> y <text:span text:style-name="Emphasis"><text:span text:style-name="cmti-10x-x-109">articulaci</text:span>ó<text:span text:style-name="cmti-10x-x-109">ˊon</text:span></text:span> de un modelo
detallado de informació´on. Para lograr esto, se utiliza una representació´on está´andar
de informació´on de amenazas y un framework para soportar el intercambio de
datos. El modelo permite el enví´ıo y recepció´on de un conjunto amplio de
informació´on de seguridad para soportar las necesidades referentes al intercambio
de informació´on. Se le da la libertad a los proveedores de determinar como sus
productos producen, consumen o toman ventaja de los flujos de informació´on
especificados por TAXII.
   </text:p> 
<text:section text:name="fig" text:style-name="Figure"><text:p text:style-name="bigskip"/>
                                                                     

                                                                     
                                                                     

                                                                     
<!--l. 42--><text:p text:style-name="Text-body"><draw:frame draw:name="./images/TAXIIArchitecture1.png" text:anchor-type="as-char" draw:z-index="0"><draw:image xlink:href="Pictures/./images/TAXIIArchitecture1.png" xlink:type="simple" xlink:show="embed" xlink:actuate="onLoad"/><!--draw:name="IMG"  
--></draw:frame>
</text:p> 
<!--l. 43--><text:p text:style-name="Text-body"/> 

<!--l. 43--><text:p text:style-name="Text-body"> 
<text:span text:style-name="caption"><text:span text:style-name="caption-title"><t4htlink href="#x1-190012" name="x1-190012">Figura<text:s/>2</t4htlink>: </text:span>Arquitectura de TAXII <text:bibliography-mark text:bibliography-type="custom1"><t4htlink href="#Xb1">2</t4htlink></text:bibliography-mark></text:span>
                                                                     

                                                                     
   </text:p> 
<text:p text:style-name="bigskip"/></text:section>
<!--l. 47--><text:p text:style-name="First-line-indent">   PONER ALGO DE LA FIGURA!!!!!!!!!!
</text:p> 
<!--l. 49--><text:p text:style-name="First-line-indent">   TAXII cubre un amplio nú´umero de casos de uso, tecnologí´ıas, especificaciones
e implementaciones. Los casos de uso son desarrollados de manera secuencial,
permitiendo un conjunto inicial de casos de usos que permiten el intercambio de
informació´on. TAXII utiliza protocolos y especificaciones existentes siempre que es
posible, de esta forma se integra con mecanismos de intercambio de informació´on
para reducir los costos de implementació´on y permitir la adopció´on rá´apida por
parte de organizaciones ya establecidas y que se encuentran intercambiando
informació´on.
</text:p> 
<!--l. 58--><text:p text:style-name="First-line-indent">   Las motivaciones para tener una mejor solució´on que permita intercambiar
informació´on lleva a que en el diseñ˜no de TAXII se hayan planteado los siguientes
objetivos:
     </text:p> 
<!--l. 62--><text:list text:style-name="Itemize"> 

     <text:list-item>
     <text:p text:style-name="Inside-itemize">Permitir el intercambio seguro y rá´apido de informació´on referente a
     amenazas entre comunidades de defensores de seguridad.
     </text:p> 
</text:list-item> 

     <text:list-item>
     <text:p text:style-name="Inside-itemize">Lograr un está´andares para permitir compartir indicadores entre otros
     elementos entre organizaciones.
     </text:p> 
</text:list-item> 

     <text:list-item>
     <text:p text:style-name="Inside-itemize">Extender  el  intercambio  de  indicadores  para  permitir  intercambios
     seguros,  robustos  y  de  gran  volumen  que  tengan  una  expresividad
     mayor a la actual.
     </text:p> 
</text:list-item> 

     <text:list-item>
     <text:p text:style-name="Inside-itemize">Soportar un amplio nú´umero de casos de uso y practicas comunes a las
     comunidades.
     </text:p> 
</text:list-item> 

     <text:list-item>
     <text:p text:style-name="Inside-itemize">Tomar los está´andares existentes que sean adecuados.
     </text:p> 
</text:list-item> 

     <text:list-item>
                                                                     

                                                                     
     <text:p text:style-name="Inside-itemize">Llegar a una adopció´on por parte de organizaciones internacionales de
     está´andares.</text:p> 
</text:list-item> 
</text:list> 

<!--l. 76--><text:p text:style-name="First-line-indent">   Para representar la informació´on, TAXII utiliza STIX. STIX es un
lenguaje desarrollado por la comunidad para la especificació´on, captura,
representació´on y comunicació´on de informació´on de amenazas ciberné´eticas de forma
estandarizada.
</text:p> 
<!--l. 81--><text:p text:style-name="First-line-indent">   Para automatizar el intercambio de informació´on, es necesario especificar como
é´esta es compartida. Para lograr esto, TAXII define especificaciones té´ecnicas y
documentació´on de soporte. En particular, las especificaciones de TAXII definen
un conjunto de capacidades necesarias para el transporte exitoso de mensajes.
Los mensajes TAXII llevan datos de amenazas informá´aticas transformadas a
formato STIX. El conjunto completo de los mensajes incluyen mensajes con
datos y de control.
</text:p> 
<!--l. 89--><text:p text:style-name="First-line-indent">   TAXII utiliza protocolos y especificaciones existentes siempre que sea
posible y los integra con los mecanismos actuales para reducir los costos de
implementació´on y permitir una adopció´on rá´apida por parte de las organizaciones
ya establecidas y que ya comparten informació´on. TAXII ha sido desarrollado de
forma modular para soportar una variedad de mecanismos y formatos de datos
para ser intercambiados.
<t4htlink href="#x1-19002r15" name="x1-19002r15"/>
<!--start of paragraph--><text:span text:style-name="paragraph-h"><t4htlink href="#x1-200001" name="x1-200001"/>Casos de uso</text:span><text:s/><text:s/> 

   TAXII ha sido desarrollado para soportar casos de uso comunes para el
intercambio de informació´on. A continuació´on se detallan los casos de uso
desarrollados.
<t4htlink href="#x1-20001r1" name="x1-20001r1"/>
    <text:span text:style-name="cmbx-10x-x-109">4.1.2.1.1.   Alertas o Advertencias p</text:span>ú<text:span text:style-name="cmbx-10x-x-109">´ublicas   </text:span>Estas son advertencias
al publico en general o a varios miembros de CSIRTs, son enviadas a todos
los subscriptores. Estas alertas son de una naturaleza muy amplia, por
ello no necesitan ser encriptadas o tener autorizaciones especiales. Sin
embargo es importante asegurar la autenticidad del emisor. Las entidades u
organizaciones deben ser especificadas para identificar la fuente de la
alerta.
<t4htlink href="#x1-20002r2" name="x1-20002r2"/>
    <text:span text:style-name="cmbx-10x-x-109">4.1.2.1.2.   Alertas y reportes privados   </text:span>Las alertas privadas son
similares a las pú´ublicas, la diferencia radica en que en que la informació´on
compartida es sensible y restringida a los socios que comparten datos. Los
                                                                     

                                                                     
mecanismos para enviar datos deberí´ıan ser similares a los de las alertas pú´ublicas.
Como las alertas y reportes se suponen sensibles y no para el uso general, es
importante que TAXII soporte formas adecuadas de encriptació´on, autenticació´on,
autorizació´on e identificació´on de datos. Dependiendo en la naturaleza de
las comunicaciones, podrí´ıa requerirse un manejo explí´ıcito de marcas o
restricciones.
   Las alertas son generalmente cortas, teniendo mensajes está´andar con
indicadores muy especí´ıficos o acciones especificadas. Los reportes tienden a ser
mas largos y pueden incluir reportes de incidentes, aná´alisis de malware o
amenazas así´ı como otras observaciones.
<t4htlink href="#x1-20003r3" name="x1-20003r3"/>
    <text:span text:style-name="cmbx-10x-x-109">4.1.2.1.3.   Soporte para Queries   </text:span>Es comú´un que los analistas busquen
informació´on entre sus comunidades así´ı como por fuera de ellas. Para esto se
soportan dos tipos de mensajes:
     </text:p> 
<!--l. 131--><text:list text:style-name="Itemize"> 

     <text:list-item>
     <text:p text:style-name="Inside-itemize">Request For Information (RFI): es un mensaje simple que se espera
     sea manejado de forma manual y que permite que se pida informació´on
     a otra organizació´on.
     </text:p> 
</text:list-item> 

     <text:list-item>
     <text:p text:style-name="Inside-itemize">Repository  Search:  Para  este  tipo  de  query,  es  esperado  que  una
     organizació´on  ofrezca  repositorios  en  los  cuales  buscar,  los  cuales
     podrí´ıan ser compatibles con TAXII o STIX.</text:p> 
</text:list-item> 
</text:list> 

<t4htlink href="#x1-20004r4" name="x1-20004r4"/>
    <text:span text:style-name="cmbx-10x-x-109">4.1.2.1.4.   Transferencia    </text:span>Varias organizaciones que transfieren
informació´on necesitan en algunas instancias agregar miembros. El nuevo miembro
necesita obtener los datos del repositorio de alguna organizació´on. Por ello se
desea un caso de uso para realizar un intercambio de un gran volú´umen de
datos.
<t4htlink href="#x1-20005r22" name="x1-20005r22"/>
<!--start of paragraph--><text:span text:style-name="paragraph-h"><t4htlink href="#x1-210002" name="x1-210002"/>Componentes de TAXII</text:span><text:s/><text:s/> 

   Como se dijo anteriormente, TAXII es un conjunto de especificaciones
té´ecnicas y documentació´on para el intercambio de informació´on. A continuació´on se
                                                                     

                                                                     
enumeran los distintos componentes de TAXII.
     <!--l. 153--><text:list text:style-name="Itemize"> 

     <text:list-item>
     <text:p text:style-name="Inside-itemize">Especificació´on de TAXII: Define la especificació´on de los componentes
     y provee una guí´ıa y requerimientos sobre como dichas especificaciones
     interactuan en TAXII.
     </text:p> 
</text:list-item> 

     <text:list-item>
     <text:p text:style-name="Inside-itemize">Especificació´on de servicios TAXII: Define una serie de servicios que
     deben ser implementados para ser compatible con TAXII. Describe
     la  informació´on  intercambiada  en  alto  nivel  y  no  se  limita  ningú´un
     mecanismo de intercambio en especial.
     </text:p> 
</text:list-item> 

     <text:list-item>
     <text:p text:style-name="Inside-itemize">Implementació´on  de  servicios:  Se  realiza  una  implementació´on  de
     los  servicios  TAXII  para  un  mecanismo  de  intercambio.  Cada
     implementació´on de servicios provee una guí´ıa té´ecnica y requerimientos
     para implementar la especificació´on de los mecanismos de intercambio.
     </text:p> 
</text:list-item> 

     <text:list-item>
     <text:p text:style-name="Inside-itemize">Modelo  de  datos  de  mensajes:  Se  define  una  estructura  para  los
     mensajes TAXII, incluyendo cabezales, datos del mensaje, control y
     mensajes de datos. Los mensajes de datos utilizan STIX como carga
     de los mensajes TAXII.
     </text:p> 
</text:list-item> 

     <text:list-item>
     <text:p text:style-name="Inside-itemize">Implementació´on  de  los  mensajes  de  datos:  Es  una  implementació´on
     del modelo de datos de mensajes, incluyendo la carga STIX. Cada
     implementació´on de mensajes define una guí´ıa té´ecnica y requerimientos
     para  utilizar  un  formato  de  mensajes  particular  para  expresar  el
     modelo de datos de mensaje.</text:p> 
</text:list-item> 
</text:list> 

<t4htlink href="#x1-21001r1" name="x1-21001r1"/>
    <text:span text:style-name="cmbx-10x-x-109">4.1.2.2.1.   TAXII Toolkit   </text:span>Es provisto para soportar la adopció´on de
TAXII y asistir en el desarrollo de capacidades compatibles. El toolkit provee una
colecció´on de implementaciones de referencia, un conjunto de herramientas y una
                                                                     

                                                                     
colecció´on de librerí´ıas e interfaces.
   TAXII está´a definido por mú´ultiples especificaciones relacionadas. Esta secció´on
describe las especificaciones definidas en TAXII.
     <!--l. 184--><text:list text:style-name="Itemize"> 

     <text:list-item>
     <text:p text:style-name="Inside-itemize">Especificació´on de servicios: Provee los requerimientos por los cuales
     se definen los servicios e intercambios de TAXII. No provee detalles
     respecto  al  formato  de  los  datos  o  como  los  mensajes  TAXII  son
     transportados por la red. Dichos detalles y requerimientos pueden ser
     encontrados en la especificació´on de los protocolos de enlace y en la
     especificació´on de mensajes de enlace.
     </text:p> 
</text:list-item> 

     <text:list-item>
     <text:p text:style-name="Inside-itemize">Especificació´on  de  protocolos  de  enlace:  Define  los  requerimientos
     para  transportar  mensajes  TAXII  por  la  red.  Puede  haber  varias
     especificaciones  creadas  para  TAXII.  Cada  especificació´on  define
     requerimientos  para  el  transporte  de  mensajes  TAXII  utilizando
     protocolos de red y se proveen requerimientos respecto a como los
     servicios TAXII son soportados por los protocolos de red.
     </text:p> 
</text:list-item> 

     <text:list-item>
     <text:p text:style-name="Inside-itemize">Especificació´on de mensajes de enlace: Se definen requerimientos para
     representar mensajes TAXII en un formato particular. Puede haber
     mú´ultiples especificaciones para dichos mensajes. Se provee informació´on
     detallada sobre como las especificaciones definidas en la especificació´on
     de servicios son expresadas en los mensajes.</text:p> 
</text:list-item> 
</text:list> 

   <text:section text:name="fig" text:style-name="Figure"><text:p text:style-name="bigskip"/>
                                                                     

                                                                     
                                                                     

                                                                     
<!--l. 204--><text:p text:style-name="Text-body"><draw:frame draw:name="./images/TAXIIEspecification.png" text:anchor-type="as-char" draw:z-index="0"><draw:image xlink:href="Pictures/./images/TAXIIEspecification.png" xlink:type="simple" xlink:show="embed" xlink:actuate="onLoad"/><!--draw:name="IMG"  
--></draw:frame>
</text:p> 
<!--l. 205--><text:p text:style-name="Text-body"/> 

<!--l. 205--><text:p text:style-name="Text-body"> 
<text:span text:style-name="caption"><text:span text:style-name="caption-title"><t4htlink href="#x1-210023" name="x1-210023">Figura<text:s/>3</t4htlink>: </text:span>Relació´on de las especificaciones de TAXII <text:bibliography-mark text:bibliography-type="custom1"><t4htlink href="#Xb1">2</t4htlink></text:bibliography-mark></text:span>
                                                                     

                                                                     
   </text:p> 
<text:p text:style-name="bigskip"/></text:section>
<!--l. 208--><text:p text:style-name="First-line-indent">   Para dar flexibilidad en el proceso evolutivo de TAXII, se han separado las
especificaciones de servicios, de los protocolos de enlace y de los mensajes de
enlace. Lo dicho anteriormente es expresado en la figura 3. Debido a que las
organizaciones generalmente tienen restricciones respecto a los protocolos que
soportan, TAXII busca no ligarse a un ú´unico protocolo que excluya a una parte
de la comunidad. Cuando se ve que la comunidad expresa interé´es en un nuevo
protocolo o tipo de mensaje, TAXII puede dar soporte para ellos sin cambiar los
componentes centrales.
</text:p> 
<!--l. 217--><text:p text:style-name="First-line-indent">   Dos grupos que usen el mismo protocolo de red y formato de mensajes será´an
capaces de intercambios de informació´on estructurada de forma automá´atica. Las
polí´ıticas de intercambio de los participantes pueden limitar estos intercambios si
es necesario, pero el uso de servicios compatibles con TAXII asegura que se
puede intercambiar cualquier informació´on con los mecanismos definidos
por TAXII. Los grupos que usen diferentes protocolos o formatos de
mensajes no será´an capaces de comunicarse directamente, pero como está´an
utilizando mensajes y servicios en el nú´ucleo de las comunicaciones de sus
comunidades significa que es posible establecer caminos para que ocurra la
interacció´on.
<t4htlink href="#x1-21003r2" name="x1-21003r2"/>
    <text:span text:style-name="cmbx-10x-x-109">4.1.2.2.2.   Especificaci</text:span>ó<text:span text:style-name="cmbx-10x-x-109">´on de Servicios   </text:span>É´Esta especificació´on provee
normativas respecto a los servicios, mensajes e intercambio de mensajes en
TAXII. No provee detalles respecto a como los mensajes son transportados,
dejando eso a la especificació´on de los protocolos de enlace. Se da informació´on
respecto a los datos presentes en los mensajes TAXII y no a como los mensajes
son expresados.
   Las unidades funcionales de TAXII representan conjuntos discretos de
actividades requeridas para soportar TAXII. Una unidad funcional representa
algú´un componente con un rol bien definido en TAXII.
     </text:p> 
<!--l. 240--><text:list text:style-name="Itemize"> 

     <text:list-item>
     <text:p text:style-name="Inside-itemize">TAXII Transfer Agent (TTA): Es una unidad funcional conectada a
     la red que enví´ıa o recibe mensajes TAXII. Una TTA interactú´ua con
     otras TTAs por medio de la red y maneja los requerimientos de una
     o má´as de las especificaciones de los protocolos de enlace. Una TTA
     provee un mensaje TAXII a un TAXII Message Handler permitiendo
     que é´este ú´ultimo sea independiente del protocolo de red utilizado. De
                                                                     

                                                                     
     la misma forma, el TTA puede ser independiente del contenido de
     los mensajes TAXII, dejando el manejo de la informació´on al TAXII
     Message Handler.
     </text:p> 
</text:list-item> 

     <text:list-item>
     <text:p text:style-name="Inside-itemize">TAXII  Messsage  Handler  (TMH):  Es  una  unidad  funcional  que
     produce  y  consume  mensajes  TAXII.  EL  TMH  es  responsable  de
     parsear y construir mensajes con el formato especificado en uno o má´as
     TAXII Message Binding Specifications. Un TMH interactú´ua con un
     TTA, el cual maneja los detalles necesarios para transmitir mensajes
     por la red. El Backend TAXII interactú´ua con el TMH para convertir
     su contenido en mensajes TAXII y llevar a cabo actividades basadas
     en los mensajes TAXII que son recibidos por el TMH.
     </text:p> 
</text:list-item> 

     <text:list-item>
     <text:p text:style-name="Inside-itemize">TAXII Backend: Cubre todas las unidades funcionales distintas al TTA
     y al TMH. Las especificaciones de TAXII no proveen requerimientos
     sobre como son implementadas las capacidades en un backend má´as
     allá´a  de  como  debe  interactuar  con  el  TMH.  Las  organizaciones  o
     implementadores pueden decidir que capacidades implementar segú´un
     los servicios TAXII que deseen soportar o segú´un como quieran dar ese
     soporte.
     </text:p> 
</text:list-item> 

     <text:list-item>
     <text:p text:style-name="Inside-itemize">Arquitectura TAXII: Cubre los aspectos de las unidades funcionales
     de la infraestructura de productor o consumidor que provee o utiliza
     servicios TAXII. Una arquitectura TAXII incluye una TTA, un TMH
     y un backend TAXII.</text:p> 
</text:list-item> 
</text:list> 

   <text:section text:name="fig" text:style-name="Figure"><text:p text:style-name="bigskip"/>
                                                                     

                                                                     
                                                                     

                                                                     
<!--l. 268--><text:p text:style-name="Text-body"><draw:frame draw:name="./images/TAXIIArchitecture.png" text:anchor-type="as-char" draw:z-index="0"><draw:image xlink:href="Pictures/./images/TAXIIArchitecture.png" xlink:type="simple" xlink:show="embed" xlink:actuate="onLoad"/><!--draw:name="IMG"  
--></draw:frame>
</text:p> 
<!--l. 269--><text:p text:style-name="Text-body"/> 

<!--l. 269--><text:p text:style-name="Text-body"> 
<text:span text:style-name="caption"><text:span text:style-name="caption-title"><t4htlink href="#x1-210044" name="x1-210044">Figura<text:s/>4</t4htlink>: </text:span>Unidades funcionales de TAXII <text:bibliography-mark text:bibliography-type="custom1"><t4htlink href="#Xb1">2</t4htlink></text:bibliography-mark></text:span>
                                                                     

                                                                     
   </text:p> 
<text:p text:style-name="bigskip"/></text:section>
<t4htlink href="#x1-21005r23" name="x1-21005r23"/>
<!--start of paragraph--><text:span text:style-name="paragraph-h"><t4htlink href="#x1-220003" name="x1-220003"/>Capacidades</text:span><text:s/><text:s/> 

   TAXII provee capacidades especificas para aquellos que desean compartir
informació´on de amenazas ciberné´eticas. Las capacidades TAXII son el nivel má´as
alto en el cual se pueden expresar las acciones de TAXII. Hay tres capacidades
que soporta la actual versió´on de TAXII, estas son: push messaging, pull
messaging y discovery.
<!--l. 280--><text:p text:style-name="First-line-indent">   En push messaging la informació´on puede ser enviada de un productor a un
consumidor. Esto puede reflejar una relació´on pre-existente entre el productor y el
consumidor en la que el consumidor a pedido que se le enví´ıen datos desde el
productor. Tambié´en puede usarse en caso de que el consumidor desee aceptar
contribuciones de cualquier productor, y estos le enví´ıen datos en cualquier
momento.
</text:p> 
<!--l. 287--><text:p text:style-name="First-line-indent">   Pull messaging permite a un consumidor requerir informació´on de
un productor. Esto no solo le permite al consumidor el control sobre el
momento en el que recibe los datos sino que tambié´en le permite hacerlo sin
tener que aceptar conexiones entrantes. Así´ı como en push messaging, el
productor y consumidor pueden tener acuerdos pre-existentes para que el
consumidor tenga acceso a los datos del productor. De forma alternativa, un
productor puede hacer su informació´on pú´ublica de forma que cualquier
consumidor pueda obtenerla. La versió´on actual de pull messaging limita a los
consumidores a hacer pedidos por medio de las organizaciones productoras de los
datos en lugar de por los datos en si. Toda la informació´on provista por
un productor debe estar organizada en grupos llamados ”TAXII Data
Feeds”. Cada elemento en un TAXII data feed es etiquetado utilizando
timestamps. El productor tiene total dominio sobre como el contenido
se mapea en TAXII data feeds y en el significado de los timestamps.
La capacidad de pull messaging está´a atada a entender el contenido del
productor.
</text:p> 
<!--l. 302--><text:p text:style-name="First-line-indent">   Para facilitar las comunicaciones automatizadas, TAXII soporta capacidades
para descubrir los servicios especí´ıficos que ofrece un servidor o grupo de
servidores, así´ı como los protocolos o mensajes que este servidor ofrece. Esto no
quita la necesidad de que personas esté´en involucradas para establecer
acuerdos de cooperació´on lo cual esta por fuera del objetivo de TAXII. Sin
embargo, permite el intercambio de informació´on respecto a las capacidades
que un productor soporta y cuales son los mecanismos que utiliza para
hacerlo.
                                                                     

                                                                     
<t4htlink href="#x1-22001r26" name="x1-22001r26"/>
<!--start of paragraph--><text:span text:style-name="paragraph-h"><t4htlink href="#x1-230004" name="x1-230004"/>Servicios TAXII</text:span><text:s/><text:s/> 

   Los servicios TAXII representan un conjunto de mecanismos necesarios para
soportar capacidades TAXII. Una implementació´on TAXII pudiera implementar
alguno, todos o incluso ninguno de los servicios definidos. TAXII define los
siguientes servicios:
     </text:p> 
<!--l. 317--><text:list text:style-name="Itemize"> 

     <text:list-item>
     <text:p text:style-name="Inside-itemize">Servicio de descubrimiento: Es utilizado para recibir y responder a
     mensajes que requieren informació´on sobre los servicios ofrecidos.
     </text:p> 
</text:list-item> 

     <text:list-item>
     <text:p text:style-name="Inside-itemize">Feed  Managment  Service:  Es  utilizado  para  recibir  o  responder  a
     mensajes utilizados para el manejo de subscripciones a TAXII Data
     Feed.
     </text:p> 
</text:list-item> 

     <text:list-item>
     <text:p text:style-name="Inside-itemize">Inbox  Service:  Es  utilizado  para  recibir  informació´on  de  amenazas
     ciberné´eticas por medio de intercambios iniciados por el productor en
     intervalos dictados por este.
     </text:p> 
</text:list-item> 

     <text:list-item>
     <text:p text:style-name="Inside-itemize">Poll Service: Es utilizado para recibir y responder a mensajes de pedido
     a el TAXII Data Feed iniciados por el consumidor.</text:p> 
</text:list-item> 
</text:list> 

<!--l. 328--><text:p text:style-name="First-line-indent">   A continuació´on se describen los distintos servicios.
<t4htlink href="#x1-23001r1" name="x1-23001r1"/>
    <text:span text:style-name="cmbx-10x-x-109">4.1.2.4.1.   Discovery Service   </text:span>Es un mecanismo para comunicar
informació´on referente al uso de servicios TAXII y a su disponibilidad. Para un
pedido al servicio, se retorna una lista de los servicios TAXII y como estos
pueden ser invocados. Un solo servicio de descubrimiento puede reportar servicios
TAXII en diferentes equipos finales o incluso en mú´ultiples organizaciones, los
propietarios del servicio pueden definir su alcance a gusto. Un servicio de
descubrimiento puede utilizar varios factores para determinar cuales servicios
revelar ante una petició´on, incluyendo, pero no limitado a la entidad del cliente
TAXII. El servicio de descubrimiento debe soportar ”Discovery Message
Exchange”.
                                                                     

                                                                     
<t4htlink href="#x1-23002r2" name="x1-23002r2"/>
    <text:span text:style-name="cmbx-10x-x-109">4.1.2.4.2.   Feed Managment Service   </text:span>Es el mecanismo con el cual un
consumidor pide informació´on referente a TAXII Data Feeds, pidiendo
subscripciones a estos, o modificando las existentes. É´Este servicio facilita el
intercambio de mensajes para manejar las subscripciones. No se entrega
contenido de los TAXII Data Feed, en su lugar se envia contenido del TAXII
Data Feed al servicio de Inbox de un consumidor en intercambios iniciados por
un productor o en respuesta directa a un pedido del consumidor al servicio de
poll. Dicho servicio debe implementar soporte para subscription managment
exchange. Dicho servicio podrí´ıa implementar soporte de feed information
exchange.
<t4htlink href="#x1-23003r3" name="x1-23003r3"/>
    <text:span text:style-name="cmbx-10x-x-109">4.1.2.4.3.   Inbox service   </text:span>É´Este servicio es el mecanismo con el cual un
consumidor acepta los mensajes en un intercambio iniciado por el productor. Un
consumidor puede implementarlo para recibir datos del TAXII Data
Feed. El servicio de inbox debe implementar soporte para Data Push
Exchange.
<t4htlink href="#x1-23004r4" name="x1-23004r4"/>
    <text:span text:style-name="cmbx-10x-x-109">4.1.2.4.4.   Poll service   </text:span>Es provisto por un productor para permitir
pedidos al TAXII Data Feed iniciados por el consumidor. Un consumidor
contacta a é´este servicio explí´ıcitamente pidiendo el contenido del TAXII Data
Feed. Los productores podrí´ıan ofrecer Data Feeds combinando envios al Inbox
service del consumidor o por medio de pedidos al servicio de poll de
productor. Un implementació´on de é´este servicio debe dar soporte a Data Poll
Exchange.
<t4htlink href="#x1-23005r27" name="x1-23005r27"/>
<!--start of paragraph--><text:span text:style-name="paragraph-h"><t4htlink href="#x1-240005" name="x1-240005"/>Intercambio de mensajes TAXII</text:span><text:s/><text:s/> 

   Esta secció´on describe los mensajes de intercambio TAXII necesarios para
soportar los servicios TAXII definidos antes. Estos intercambios solo consideran
mensajes TAXII y son independientes a los protocolos sobre los cuales viajan los
mensajes TAXII. En particular, esos protocolos podrí´ıan requerir intercambios de
red adicionales antes de transmitir mensajes TAXII o romper un mensaje TAXII
en mú´ultiples mensajes del protocolo subyacente que son transmitidos
independientemente. Los siguientes diagramas representan conceptualmente
la secuencia en la cual los mensajes TAXII son transmitidos y como
                                                                     

                                                                     
actú´uan.
<t4htlink href="#x1-24001r1" name="x1-24001r1"/>
    <text:span text:style-name="cmbx-10x-x-109">4.1.2.5.1.   Data Push Exchange   </text:span>En é´este intercambio, un mensaje
STIX es transmitido desde un cliente a un servidor Inbox que está´a esperando. El
mensaje STIX puede ser solicitado o no solicitado. El servidor inbox puede ser
capaz de filtrar mensaje segú´un la autenticidad del emisor. Los mensajes enviados
en este intercambio no deberian tener un campo ’In Response to’ en su
header.
   </text:p> 
<text:section text:name="fig" text:style-name="Figure"><text:p text:style-name="bigskip"/>
                                                                     

                                                                     
                                                                     

                                                                     
<draw:frame draw:name="./images/DataPushExchange.png" text:anchor-type="as-char" draw:z-index="0"><draw:image xlink:href="Pictures/./images/DataPushExchange.png" xlink:type="simple" xlink:show="embed" xlink:actuate="onLoad"/><!--draw:name="IMG"  
--></draw:frame>
<!--l. 389--><text:p text:style-name="Text-body"> 
<text:span text:style-name="caption"><text:span text:style-name="caption-title"><t4htlink href="#x1-240025" name="x1-240025">Figura<text:s/>5</t4htlink>: </text:span>Mensajes intercambiados en un Data Push Exchange <text:bibliography-mark text:bibliography-type="custom1"><t4htlink href="#Xb1">2</t4htlink></text:bibliography-mark></text:span>
                                                                     

                                                                     
   </text:p> 
<text:p text:style-name="bigskip"/></text:section>
   El cliente TAXII envia un mensaje STIX al inbox server. El inbox server
podrí´ıa descartar el mensaje o pasar el mensaje STIX junto con cualquier
informació´on de la entidad autenticada al Back-end TAXII. El cliente TAXII no
recibe respuesta del servidor de inbox y no sabra si el mensaje ha sido aceptado o
descartado por el servidor, aunque el protocolo confiable de la capa inferior puede
asegurar que el mensaje fue entregado a la TTA del servidor de inbox. El inbox
server no enviará´a un mensaje de error TAXII si hay algú´un problema con el
mensaje TAXII.
<t4htlink href="#x1-24003r2" name="x1-24003r2"/>
    <text:span text:style-name="cmbx-10x-x-109">4.1.2.5.2.   Discovery Exchange   </text:span>Un cliente TAXII pide informació´on
sobre el servicio TAXII ofrecido por un productor. El discovery server del
productor responde con una lista de servicios. Si bien el cliente puede ser
informado de la existencia de un servicio, este no necesariamente tendrá´a acceso
inmediato al servicio.
   <text:section text:name="fig" text:style-name="Figure"><text:p text:style-name="bigskip"/>
                                                                     

                                                                     
                                                                     

                                                                     
<draw:frame draw:name="./images/DiscoveryExchange.png" text:anchor-type="as-char" draw:z-index="0"><draw:image xlink:href="Pictures/./images/DiscoveryExchange.png" xlink:type="simple" xlink:show="embed" xlink:actuate="onLoad"/><!--draw:name="IMG"  
--></draw:frame>
<!--l. 410--><text:p text:style-name="Text-body"> 
<text:span text:style-name="caption"><text:span text:style-name="caption-title"><t4htlink href="#x1-240046" name="x1-240046">Figura<text:s/>6</t4htlink>: </text:span>Mensajes intercambiados en un Discovery Exchange <text:bibliography-mark text:bibliography-type="custom1"><t4htlink href="#Xb1">2</t4htlink></text:bibliography-mark></text:span>
                                                                     

                                                                     
   </text:p> 
<text:p text:style-name="bigskip"/></text:section>
   El cliente TAXII envia un pedido de descubrimiento al servidor. Cuando el
servidor recibe el pedido puede retornar un mensaje de error o pasar la
informació´on al Backend TAXII. Informació´on relevante incluye la identidad
autenticada si é´esta fue provista. El Backend TAXII podrí´ıa utilizar esta
informació´on junto a su propia polí´ıtica de control de acceso para crear una lista de
servicios a ser retornada. Esto podrí´ıa ser empaquetado en una respuesta de
discovery lo cuales podrí´ıan ser enviados al cliente TAXII. El cliente TAXII recibe
esa respuesta y la pasa la informació´on del servicio a su propio Back-End para ser
procesado.
<t4htlink href="#x1-24005r18" name="x1-24005r18"/>
<!--start of subsection--><text:h text:style-name="Heading-3" text:outline-level="3"><text:span text:style-name="subsection">4.2.    </text:span><t4htlink href="#x1-250002" name="x1-250002"/>Feed Information Exchange</text:h> 

<!--l. 425--><text:p text:style-name="Text-body">En é´este intercambio un cliente TAXII pide informació´on sobre fuentes de datos
disponibles en un Feed Server. El servidor responde con una lista de fuentes
de datos disponibles. Dicha respuesta es realizada por el backend y en
ella se pueden considerar decisiones de control de acceso para realizar la
respuesta.
   </text:p> 
<text:section text:name="fig" text:style-name="Figure"><text:p text:style-name="bigskip"/>
                                                                     

                                                                     
                                                                     

                                                                     
<!--l. 432--><text:p text:style-name="Text-body"><draw:frame draw:name="./images/FeedInformationExchange.png" text:anchor-type="as-char" draw:z-index="0"><draw:image xlink:href="Pictures/./images/FeedInformationExchange.png" xlink:type="simple" xlink:show="embed" xlink:actuate="onLoad"/><!--draw:name="IMG"  
--></draw:frame>
</text:p> 
<!--l. 433--><text:p text:style-name="Text-body"/> 

<!--l. 433--><text:p text:style-name="Text-body"> 
<text:span text:style-name="caption"><text:span text:style-name="caption-title"><t4htlink href="#x1-250017" name="x1-250017">Figura<text:s/>7</t4htlink>: </text:span>Mensajes intercambiados en un Feed Information Exchange <text:bibliography-mark text:bibliography-type="custom1"><t4htlink href="#Xb1">2</t4htlink></text:bibliography-mark></text:span>
                                                                     

                                                                     
   </text:p> 
<text:p text:style-name="bigskip"/></text:section>
<!--l. 436--><text:p text:style-name="First-line-indent">   El cliente TAXII envia el Feed Information Request al servidor. Cuando el
servidor recibe la request podrí´ıa retornar un mensaje de error o pasar la
informació´on relevante al TAXII backend. Entre la informació´on relevante se podrí´ıa
incluir la identidad. El backend podrí´ıa utilizar esta informació´on junto con sus
polí´ıticas de control de acceso para crear una lista de fuentes de datos para ser
enviadas al cliente. Esta lista es empaquetada en una Feed Information Response.
El cliente recibe este mensaje y pasa el Feed a su propio backend para ser
procesado.
<t4htlink href="#x1-25002r31" name="x1-25002r31"/>
</text:p> 
<!--start of subsection--><text:h text:style-name="Heading-3" text:outline-level="3"><text:span text:style-name="subsection">4.3.    </text:span><t4htlink href="#x1-260003" name="x1-260003"/>Subscription Managment Exchange</text:h> 

<!--l. 447--><text:p text:style-name="Text-body">En este un cliente intenta establecer, borrar, pausar, resumir o modificar una
subscripció´on a un TAXII Data Feed conocido enviando un mensaje subscription
managment request al servidor. El servidor pasa la request al TAXII
Back-end el cual determina la respuesta. Esta respuesta es luego enviada al
cliente.
   </text:p> 
<text:section text:name="fig" text:style-name="Figure"><text:p text:style-name="bigskip"/>
                                                                     

                                                                     
                                                                     

                                                                     
<!--l. 454--><text:p text:style-name="Text-body"><draw:frame draw:name="./images/SubscriptionManagmentExchange.png" text:anchor-type="as-char" draw:z-index="0"><draw:image xlink:href="Pictures/./images/SubscriptionManagmentExchange.png" xlink:type="simple" xlink:show="embed" xlink:actuate="onLoad"/><!--draw:name="IMG"  
--></draw:frame>
</text:p> 
<!--l. 455--><text:p text:style-name="Text-body"/> 

<!--l. 455--><text:p text:style-name="Text-body"> 
<text:span text:style-name="caption"><text:span text:style-name="caption-title"><t4htlink href="#x1-260018" name="x1-260018">Figura<text:s/>8</t4htlink>:   </text:span>Mensajes   intercambiados   en   un   Subscription   Managment
Exchange <text:bibliography-mark text:bibliography-type="custom1"><t4htlink href="#Xb1">2</t4htlink></text:bibliography-mark></text:span>
                                                                     

                                                                     
   </text:p> 
<text:p text:style-name="bigskip"/></text:section>
<!--l. 458--><text:p text:style-name="First-line-indent">   El cliente TAXII envia una Manage Feed Subscription Request al servidor.
É´Este podrí´ıa retornar un mensaje de error TAXII o pasar la informació´on relevante
al TAXII backend. La informació´on relevante podrí´ıa incluir la identidad,
pará´ametros que identifiquen la subscripció´on a ser modificada o creada, y la acció´on
realizada. El backend TAXII puede usar dicha informació´on junto con sus polí´ıticas
de control de acceso y las funcionalidades que posea para determinar si la acció´on
está´a permitida o no. Dependiendo en la respuesta, el servidor podrí´ıa retornar un
mensaje de error TAXII o enviar una respuesta Manage Feed Successful
Response.
<t4htlink href="#x1-26002r33" name="x1-26002r33"/>
</text:p> 
<!--start of subsection--><text:h text:style-name="Heading-3" text:outline-level="3"><text:span text:style-name="subsection">4.4.    </text:span><t4htlink href="#x1-270004" name="x1-270004"/>Feed Poll Exchange</text:h> 

<!--l. 470--><text:p text:style-name="Text-body">Es utilizado por un consumidor para pedir contenido de un productor de datos.
El TAXII Data Feed content es enviado al consumidor en el mismo intercambio.
É´Esto permite a un consumidor devolver el Data Feed Content en su propia tabla
de tiempo y sin necesidad de utilizar un Inbox Server o aceptar conexiones
entrantes.
   </text:p> 
<text:section text:name="fig" text:style-name="Figure"><text:p text:style-name="bigskip"/>
                                                                     

                                                                     
                                                                     

                                                                     
<!--l. 478--><text:p text:style-name="Text-body"><draw:frame draw:name="./images/FeedPollExchange.png" text:anchor-type="as-char" draw:z-index="0"><draw:image xlink:href="Pictures/./images/FeedPollExchange.png" xlink:type="simple" xlink:show="embed" xlink:actuate="onLoad"/><!--draw:name="IMG"  
--></draw:frame>
</text:p> 
<!--l. 479--><text:p text:style-name="Text-body"/> 

<!--l. 479--><text:p text:style-name="Text-body"> 
<text:span text:style-name="caption"><text:span text:style-name="caption-title"><t4htlink href="#x1-270019" name="x1-270019">Figura<text:s/>9</t4htlink>: </text:span>Mensajes intercambiados en un Feed Poll Exchange <text:bibliography-mark text:bibliography-type="custom1"><t4htlink href="#Xb1">2</t4htlink></text:bibliography-mark></text:span>
                                                                     

                                                                     
   </text:p> 
<text:p text:style-name="bigskip"/></text:section>
<!--l. 482--><text:p text:style-name="First-line-indent">   El cliente consumidor inicia el intercambio enviando un mensaje Poll Request
al servidor de Poll del productor. El servidor puede enviar un mensaje de error
inmediatamente o pasar la informació´on relevante al TAXII backend. Informació´on
relevante incluye el nombre de la fuente, los pará´ametros de subscripció´on,
timestamps indicando el intervalo de tiempo de la informació´on que pide el
consumidor y la identidad del consumidor. El backend TAXII evalú´ua
é´esta informació´on para determinar la respuesta. Hay tipos de respuesta
posibles:
     </text:p> 
<!--l. 490--><text:list text:style-name="Itemize"> 

     <text:list-item>
     <text:p text:style-name="Inside-itemize">El pedido de informació´on podrí´ıa ser denegado. En este caso el servidor
     de poll crea un error TAXII
     </text:p> 
</text:list-item> 

     <text:list-item>
     <text:p text:style-name="Inside-itemize">Un conjunto de contenido TAXII Data Feed podrí´ıa ser provisto. En
     este caso, el servidor de Poll construira y enviara un mensaje de Poll
     Response. Este mensaje indica el intervalo de tiempo que cubre el
     TAXII Data Feed que es transmitido y los cuerpos de mensajes STIX
     que forman el contenido del TAXII Data Feed.</text:p> 
</text:list-item> 
</text:list> 

<!--l. 498--><text:p text:style-name="Text-body">En todos los casos, el cliente TAXII recibe el mensaje apropiado y pasa esta
informació´on al Backend TAXII para ser procesado.
<t4htlink href="#x1-27002r35" name="x1-27002r35"/>
</text:p> 
<!--start of subsection--><text:h text:style-name="Heading-3" text:outline-level="3"><text:span text:style-name="subsection">4.5.    </text:span><t4htlink href="#x1-280005" name="x1-280005"/>Modelos</text:h> 

<t4htlink href="#x1-28001r20" name="x1-28001r20"/>
<!--start of subsubsection--><text:h text:style-name="Heading-4" text:outline-level="4"><text:span text:style-name="subsubsection">4.5.1.    </text:span><t4htlink href="#x1-290001" name="x1-290001"/>Comunidades</text:h> 

<!--l. 2--><text:p text:style-name="Text-body">Actualmente el nú´umero de organizaciones que buscan compartir informació´on de
amenazas es creciente. Esto lleva a que el nú´umero y tipo de comunidades que
busca hacerlo tambié´en se incremente. En la actualidad se identifican tres tipos de
comunidades:
     </text:p> 
<!--l. 6--><text:list text:style-name="Itemize"> 

     <text:list-item>
     <text:p text:style-name="Inside-itemize">Peers
     </text:p> 
</text:list-item> 

     <text:list-item>
                                                                     

                                                                     
     <text:p text:style-name="Inside-itemize">Comerciales
     </text:p> 
</text:list-item> 

     <text:list-item>
     <text:p text:style-name="Inside-itemize">Gubernamentales</text:p> 
</text:list-item> 
</text:list> 

<!--l. 11--><text:p text:style-name="First-line-indent">   Para que se pueda compartir informació´on entre dichas organizaciones es
necesario cierto nivel de confianza dado que compartir informació´on sensible
podrí´ıa exponer a las organizaciones a dañ˜nos en su reputació´on, demandas o
advertir a un atacante de la investigació´on que se lleva a cabo haciendo que el
trabajo realizado haya sido inú´util. Se deben definir medidas para la protecció´on de
los datos como restricciones en su manejo, sanitizació´on y el establecimiento de
confianza entre las dos organizaciones. Lo mencionado anteriormente es
particularmente importante cuando las organizaciones forman parte de varias
comunidades que intercambian informació´on, se encuentran casos en los que
datos compartidos con una organizació´on no deberí´ıan ser compartidos con
otra.
</text:p> 
<!--l. 22--><text:p text:style-name="First-line-indent">   Las comunidades entre peers son las má´as comunes, estas organizaciones o
individuos tienen el propó´osito comú´un de mejorar las defensas colectivas
contra adversarios que tienen en comú´un. La informació´on compartida por
dichas organizaciones es má´as especifica que la provista por organizaciones
comerciales.
</text:p> 
<!--l. 27--><text:p text:style-name="First-line-indent">   Las comunidades comerciales son anó´onimas y los miembros poseen algú´un tipo
de acuerdo comú´un, por ejemplo el pago de cuotas para pertenecer a la
comunidad. La organizació´on comercial maneja la informació´on de forma
centralizada y la distribuye entre los miembros de la organizació´on. El
acceso a la informació´on por parte de los socios es rá´apido teniendo la
posibilidad de que dicha informació´on sea má´as amplia que la compartida
por peers y que ademá´as no siempre sea aplicable a las necesidades de la
organizació´on.
</text:p> 
<!--l. 35--><text:p text:style-name="First-line-indent">   Las comunidades gubernamentales son establecidas y manejadas por el
gobierno, son voluntarias u obligatorias e incluyen participantes tanto del
gobierno como de la industria privada. En ellas el gobierno controla la
informació´on y la distribució´on de esta. Así´ı como en las comunidades comerciales,
la informació´on y los participantes son altamente confidenciales.
<t4htlink href="#x1-29001r38" name="x1-29001r38"/>
</text:p> 
<!--start of subsubsection--><text:h text:style-name="Heading-4" text:outline-level="4"><text:span text:style-name="subsubsection">4.5.2.    </text:span><t4htlink href="#x1-300002" name="x1-300002"/>Modelos</text:h> 

<!--l. 43--><text:p text:style-name="Text-body">Se pueden identificar tres modelos para el intercambio de informació´on entre
organizaciones:
                                                                     

                                                                     
     </text:p> 
<!--l. 46--><text:list text:style-name="Itemize"> 

     <text:list-item>
     <text:p text:style-name="Inside-itemize">Hub and Spoke
     </text:p> 
</text:list-item> 

     <text:list-item>
     <text:p text:style-name="Inside-itemize">Peer to peer
     </text:p> 
</text:list-item> 

     <text:list-item>
     <text:p text:style-name="Inside-itemize">Source/subscriber</text:p> 
</text:list-item> 
</text:list> 

<!--l. 51--><text:p text:style-name="First-line-indent">   En el mé´etodo hub and spoke, la entidad hub controla la recepció´on y
diseminació´on de los datos, ademá´as se encarga de mantener anó´onimos y proveer un
aná´alisis adicional de los datos recolectados para luego diseminarlos entre los
participantes. Este modelo es comú´unmente visto en comunidades de gobierno o
comerciales.
</text:p> 
<!--l. 56--><text:p text:style-name="First-line-indent">   En el modelo peer to peer, los participantes intercambian y reciben
informació´on directamente de los otros participantes. La informació´on es
compartida entre todos los miembros de la comunidad por igual y la fuente
está´a claramente identificada.
</text:p> 
<!--l. 61--><text:p text:style-name="First-line-indent">   El modelo faltante es el source/subscriber, este modelo es utilizado por las
comunidades comerciales que proveen de informació´on. El proveedor de
informació´on enví´ıa regularmente informació´on a todos los subscriptores y estos
podrí´ıan eventualmente enviarle informació´on a la fuente. Generalmente, la
informació´on se codifica de una manera propietaria y puede faltar informació´on
esencial sobre algunos intentos de irrupció´on. Presenta la ventaja de que se tiene
acceso rá´apido a un conjunto de datos amplio y es ú´util para organizaciones con
recursos limitados.
<t4htlink href="#x1-30001r39" name="x1-30001r39"/>
</text:p> 
<!--start of subsubsection--><text:h text:style-name="Heading-4" text:outline-level="4"><text:span text:style-name="subsubsection">4.5.3.    </text:span><t4htlink href="#x1-310003" name="x1-310003"/>Implementació´on de Modelos en TAXII</text:h> 

<!--l. 72--><text:p text:style-name="Text-body">A continuació´on se muestra como los servicios TAXII pueden ser utilizados para la
implementació´on de los modelos para el intercambio de informació´on.
<t4htlink href="#x1-31001r28" name="x1-31001r28"/>
<!--start of paragraph--><text:span text:style-name="paragraph-h"><t4htlink href="#x1-320001" name="x1-320001"/>Source/Suscriber</text:span><text:s/><text:s/> 

   En este modelo una entidad es la fuente de informació´on y algunos
subscriptores tienen acuerdos con dicha entidad para recibir informació´on
perió´odicamente. Se busca que los subscriptores no se conozcan entre si, para
ello la entidad fuente realiza acuerdos con cada uno de ellos. En este
                                                                     

                                                                     
modelo, la fuente es un productor TAXII mientras que los subscriptores son
consumidores.
</text:p> 
<!--l. 83--><text:p text:style-name="First-line-indent">   TAXII soporta este tipo de modelo para el intercambio con el uso de los
servicios de Discovery, Feed Management, Inbox y Poll. Una organizació´on que
desee subscribirse al TAXII Data Feed de la fuente necesita conocer los servicios
TAXII que la fuente ofrece y como contactar con ellos. Si bien esto podrí´ıa ser
realizado por una mecanismo fuera de banda (e.g. publicando la informació´on en
otro medio) tambié´en podrí´ıa ser logrado contactando al Discovery Service de la
fuente. Desde este punto, el subscriptor podrí´ıa contactar al servicio de Feed
Managment identificado para aprender que fuentes ofrece el productor y que
restricciones podrí´ıa tener su acceso.
</text:p> 
<!--l. 93--><text:p text:style-name="First-line-indent">   Si el contenido del TAXII Data Feed es restringido solo a algunas entidades
autorizadas y el productor ha determinado que el subscriptor tiene permitido
recibir el contenido, la fuente y el subscriptor necesitan acordar en como el
subscriptor se autenticara. Dependiendo en el protocolo que soporta la fuente,
esto se puede realizar por medio de una contraseñ˜na, un certificado u otro mé´etodo.
Si el contenido de un TAXII Data Feed es abierto y no requiere autenticació´on,
é´este paso es innecesario cuando se establecen las subscripciones al TAXII Data
Feed.
</text:p> 
<!--l. 102--><text:p text:style-name="First-line-indent">   Luego de la autenticació´on,el subscriptor puede contactar al Feed Managment
Service del productor y pedir subscripciones a sus fuentes. La entidad fuente
puede comparar dichos pedidos con su propio entendimiento de lo que
el subscriptor puede recibir y permitir o denegar dichos pedidos segú´un
corresponda. La fuente puede enviar contenido al subscriptor al Inbox
Service de é´este en el intervalo apropiado. Alternativamente, el subscriptor
podrí´ıa contactar al Poll service de la fuente para descargar el contenido
deseado.
   </text:p> 
<text:section text:name="fig" text:style-name="Figure"><text:p text:style-name="bigskip"/>
                                                                     

                                                                     
                                                                     

                                                                     
<!--l. 112--><text:p text:style-name="Text-body"><draw:frame draw:name="./images/SourceSuscriberModel.png" text:anchor-type="as-char" draw:z-index="0"><draw:image xlink:href="Pictures/./images/SourceSuscriberModel.png" xlink:type="simple" xlink:show="embed" xlink:actuate="onLoad"/><!--draw:name="IMG"  
--></draw:frame>
</text:p> 
<!--l. 113--><text:p text:style-name="Text-body"/> 

<!--l. 113--><text:p text:style-name="Text-body"> 
<text:span text:style-name="caption"><text:span text:style-name="caption-title"><t4htlink href="#x1-3200110" name="x1-3200110">Figura<text:s/>10</t4htlink>: </text:span>Flujo de informació´on en modelo Source/Subscriber <text:bibliography-mark text:bibliography-type="custom1"><t4htlink href="#Xb1">2</t4htlink></text:bibliography-mark></text:span>
                                                                     

                                                                     
   </text:p> 
<text:p text:style-name="bigskip"/></text:section>
<!--l. 116--><text:p text:style-name="First-line-indent">   La figura 1 muestra como el modelo Source/Subscriber puede ser soportado
por los servicios TAXII. Tambié´en se ven los mensajes TAXII intercambiados
entre la fuente y el subscriptor. Con los intercambios que está´an por encima de la
lí´ınea punteada se establece la subscripció´on. Los intercambios pueden ser
realizados repetidamente sin la necesidad de realizar el proceso de subscripció´on
nuevamente.
</text:p> 
<!--l. 123--><text:p text:style-name="First-line-indent">   </text:p> 
<text:p text:style-name="newpage"/>
<!--l. 123--><text:p text:style-name="First-line-indent">
                                                                     

                                                                     
<t4htlink href="#x1-32002r41" name="x1-32002r41"/>
<!--start of paragraph--><text:span text:style-name="paragraph-h"><t4htlink href="#x1-330002" name="x1-330002"/>Peer-to-peer</text:span><text:s/><text:s/> 

   En un modelo Peer-to-peer, los pares de organizaciones entran en un acuerdo
mutuo para compartir informació´on entre si. En este modelo, cada Peer puede
operar como productor y consumidor. Los socios en este intercambio podrí´ıan
establecer fuentes utilizando un procedimiento similar al establecido en el modelo
Source/Subscriber. Alternativamente, podrí´ıan acordar subir o descargar
contenido sin ninguna subscripció´on formal. No tener una subscripció´on formal
permite a un Peer albergar un Inbox Service sin necesidad de un Feed
Managment Service.
</text:p> 
<!--l. 136--><text:p text:style-name="First-line-indent">   El modelo Peer-to-Peer tiene dos variantes: acuerdos para el intercambio
entre comunidades y acuerdos para el intercambio ad-hoc. En el primero la
comunidad constituye acuerdos entre pares en los que todos los miembros
acuerdan una ú´unica polí´ıtica la cual será´a respetada por todos. A diferencia de los
otros dos modelos que tienen un punto central desde el cual la informació´on es
diseminada, todo el intercambio ocurre puntualmente entre dos pares. Si los peers
A y B desean recibir informació´on del peer C directamente, ambos necesitaran
establecer un acuerdo apropiado con el peer C para que é´este les enví´ıe la
informació´on que desean.
</text:p> 
<!--l. 146--><text:p text:style-name="First-line-indent">   Alternativamente, el intercambio entre pares puede ser realizado de
forma individual con intercambios ad-hoc. Esto podrí´ıa ocurrir si dos
compañ˜ní´ıas hacen acuerdos individuales para compartir entre ellas. En este
caso, los acuerdos sobre que compartir son especí´ıficos para las partes.
Una sola entidad podrí´ıa participar en ambas variantes, perteneciendo a
una o mas comunidades en las cuales los miembros comparten entre si
siguiendo un acuerdo comú´un entre los miembros y a su vez negocian acuerdos
individuales con otras entidades. Alguna informació´on recibida por medio
de un acuerdo no siempre deberí´ıa ser compartida con otros peers que
no son parte del acuerdo. De esta forma un participante deberí´ıa hacer
un seguimiento de quien fue el proveedor de la informació´on recibida,
como se realiza ese seguimiento esta por fuera de la especificació´on de
TAXII.
   </text:p> 
<text:section text:name="fig" text:style-name="Figure"><text:p text:style-name="bigskip"/>
                                                                     

                                                                     
                                                                     

                                                                     
<!--l. 161--><text:p text:style-name="Text-body"><draw:frame draw:name="./images/PeerToPeerModel.png" text:anchor-type="as-char" draw:z-index="0"><draw:image xlink:href="Pictures/./images/PeerToPeerModel.png" xlink:type="simple" xlink:show="embed" xlink:actuate="onLoad"/><!--draw:name="IMG"  
--></draw:frame>
</text:p> 
<!--l. 162--><text:p text:style-name="Text-body"/> 

<!--l. 162--><text:p text:style-name="Text-body"> 
<text:span text:style-name="caption"><text:span text:style-name="caption-title"><t4htlink href="#x1-3300111" name="x1-3300111">Figura<text:s/>11</t4htlink>: </text:span>Flujo de informació´on en modelo Peer to Peer <text:bibliography-mark text:bibliography-type="custom1"><t4htlink href="#Xb1">2</t4htlink></text:bibliography-mark></text:span>
                                                                     

                                                                     
   </text:p> 
<text:p text:style-name="bigskip"/></text:section>
<!--l. 165--><text:p text:style-name="First-line-indent">   La figura 2 muestra como el modelo Peer to peer puede ser realizado por
medio de los servicios TAXII. En este diagrama se ve que dos peers se contactan
para pedir subscripciones para obtener informació´on. Se asume que ambos peers
tienen un Feed Managment Service que es utilizado para manejar todos los
pedidos de subscripció´on.
</text:p> 
<!--l. 170--><text:p text:style-name="First-line-indent">   </text:p> 
<text:p text:style-name="newpage"/>
<!--l. 170--><text:p text:style-name="First-line-indent">
                                                                     

                                                                     
<t4htlink href="#x1-33002r43" name="x1-33002r43"/>
<!--start of paragraph--><text:span text:style-name="paragraph-h"><t4htlink href="#x1-340003" name="x1-340003"/>Hub and Spoke</text:span><text:s/><text:s/> 

   En un modelo Hub and Spoke, la entidad Hub es un consumidor de
informació´on que le proveen las entidades Spoke, pero a su vez se comporta como
un productor que brinda informació´on a entidades Spoke. Una entidad Spoke
podrí´ıa ser un productor, dando informació´on al Hub, un consumidor que reciba
actualizaciones del Hub o ambas. El Hub puede utilizar un Inbox Service
para recibir informació´on de cualquiera que desee enviar informació´on de
forma voluntaria y/o podrí´ıa requerir informació´on de ciertas fuentes para
guardar la informació´on en una ú´unica ubicació´on. Desde este punto, el Hub
puede funcionar como una entidad Source del modelo Source/Subscriber
mientras que los Spoke serí´ıan Subscribers de dicho modelo. El Hub puede
adoptar cualquier polí´ıtica respecto de la informació´on que recibe, desde
pasar toda la informació´on automá´aticamente a solo pasar informació´on de
socios reconocidos, o realizar ediciones y aná´alisis antes de re enviar la
informació´on.
   </text:p> 
<text:section text:name="fig" text:style-name="Figure"><text:p text:style-name="bigskip"/>
                                                                     

                                                                     
                                                                     

                                                                     
<!--l. 190--><text:p text:style-name="Text-body"><draw:frame draw:name="./images/HubAndSpokeModel.png" text:anchor-type="as-char" draw:z-index="0"><draw:image xlink:href="Pictures/./images/HubAndSpokeModel.png" xlink:type="simple" xlink:show="embed" xlink:actuate="onLoad"/><!--draw:name="IMG"  
--></draw:frame>
</text:p> 
<!--l. 191--><text:p text:style-name="Text-body"/> 

<!--l. 191--><text:p text:style-name="Text-body"> 
<text:span text:style-name="caption"><text:span text:style-name="caption-title"><t4htlink href="#x1-3400112" name="x1-3400112">Figura<text:s/>12</t4htlink>: </text:span>Flujo de informació´on en modelo Hub and Spoke <text:bibliography-mark text:bibliography-type="custom1"><t4htlink href="#Xb1">2</t4htlink></text:bibliography-mark></text:span>
                                                                     

                                                                     
   </text:p> 
<text:p text:style-name="bigskip"/></text:section>
<!--l. 194--><text:p text:style-name="First-line-indent">   La figura 3 se muestra como se puede implementar el modelo Hub and Spoke
utilizando los servicios provistos por TAXII. En este modelo algunas entidades
Spoke podrí´ıan ser consumidores, otras productores y en algunos casos ambas. El
diagrama muestra los intercambios que podrí´ıan ser utilizados por el Spoke que
actú´ua como productor y consumidor. Si este desea actuar de una sola forma solo
los intercambios necesarios serí´ıan relevantes. Independientemente del rol que
tome el Spoke, es necesario que este conozca los servicios relevantes en
el Hub. Esto se realiza utilizando el Discovery Service provisto por el
Hub, de todas formas esto podrí´ıa realizarse con mecanismos fuera de
banda.
</text:p> 
<!--l. 69--><text:p text:style-name="First-line-indent">   </text:p> 
<text:p text:style-name="newpage"/>
<!--l. 69--><text:p text:style-name="First-line-indent">
                                                                     

                                                                     
<t4htlink href="#Q1-1-47" name="Q1-1-47"/>
</text:p> 
<!--start of section*--><text:h text:style-name="Heading-2" text:outline-level="2"><t4htlink href="#x1-350003" name="x1-350003"/>Referencias</text:h> 

    <text:bibliography text:name="bib-1"> <text:bibliography-source> 
<text:index-title-template>Referencias</text:index-title-template> 
<text:bibliography-entry-template text:bibliography-type="custom1" text:style-name="Bibliography1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bibitem">
  [1]<t4htlink href="#Xb3" name="Xb3"/> Mitre  Corporation.    <text:span text:style-name="cmti-10x-x-109">Active  Defense  Strategy  for  Cyber</text:span>.    Mitre
    Corporation, 2012.
    </text:p><text:p text:style-name="p-bibitem">
  [2]<t4htlink href="#Xb1" name="Xb1"/> Mitre Corporation. <text:span text:style-name="cmti-10x-x-109">Cyber Information-Sharing Models: An Overview</text:span>.
    Mitre Corporation, 2012.
    </text:p><text:p text:style-name="p-bibitem">
  [3]<t4htlink href="#Xb2" name="Xb2"/> Mitre Corporation. <text:span text:style-name="cmti-10x-x-109">A New Cyber Defense Playbook</text:span>. Mitre Corporation,
    2012.
    </text:p><text:p text:style-name="p-bibitem">
  [4]<t4htlink href="#Xstix" name="Xstix"/> Mitre Corporation. <text:span text:style-name="cmti-10x-x-109">STIX Whitepaper</text:span>. Mitre Corporation, 2012.
    </text:p><text:p text:style-name="p-bibitem">
  [5]<t4htlink href="#Xlockhead" name="Xlockhead"/>    M.J.<text:s/>Cloppert     E.M.<text:s/>Hutchins     and     R.M<text:s/>Amin     PH.D.
    <text:span text:style-name="cmti-10x-x-109">Intelligence-Driven Computer Network Defense Informed by Analysis</text:span>
    <text:span text:style-name="cmti-10x-x-109">of Adversary Campaigns and Intrusion Kill Chains</text:span>. Lockhead Martin,
    2012.
    </text:p><text:p text:style-name="p-bibitem">
  [6]<t4htlink href="#Xidmef" name="Xidmef"/> D.<text:s/>Curry H.<text:s/>Debar and B.<text:s/>Feinstein.  <text:span text:style-name="cmti-10x-x-109">RFC 4765 - IDMEF</text:span>.  IETF,
    2007.
    </text:p><text:p text:style-name="p-bibitem">
  [7]<t4htlink href="#Xtaxii" name="Xtaxii"/> M.<text:s/>Richard  J.<text:s/>Connolly,  M.<text:s/>Davidson  and  C.<text:s/>Skorupka.    <text:span text:style-name="cmti-10x-x-109">TAXII</text:span>
    <text:span text:style-name="cmti-10x-x-109">Whitepaper</text:span>. Mitre Corporation, 2012.
    </text:p><text:p text:style-name="p-bibitem">
  [8]<t4htlink href="#XRTEssentials" name="XRTEssentials"/> D.<text:s/>Rolsky D.<text:s/>Chamberlain J.<text:s/>Vincent, R.<text:s/>Spier and R.<text:s/>Foley.  <text:span text:style-name="cmti-10x-x-109">RT</text:span>
    <text:span text:style-name="cmti-10x-x-109">Essentials</text:span>. A. Randal and T. Apandy, 2005.
    </text:p><text:p text:style-name="p-bibitem">
  [9]<t4htlink href="#Xrid1" name="Xrid1"/> K.<text:s/>Moriarty and B.<text:s/>Trammell.  <text:span text:style-name="cmti-10x-x-109">RFC 6546 - RID Messages</text:span>.  IETF,
    2010.
    </text:p><text:p text:style-name="p-bibitem">
 [10]<t4htlink href="#Xiodef" name="Xiodef"/> J.<text:s/>Meijer R.<text:s/>Danyliw and Y.<text:s/>Demchenko. <text:span text:style-name="cmti-10x-x-109">RFC 5070 - IODEF</text:span>. IETF,
    2007.
                                                                     

                                                                     
    </text:p><text:p text:style-name="p-bibitem">
 [11]<t4htlink href="#Xrid" name="Xrid"/>  B.<text:s/>Trammell.     <text:span text:style-name="cmti-10x-x-109">RFC  6546  -  Transport  of  RID  messages  over</text:span>
    <text:span text:style-name="cmti-10x-x-109">HTTP/TLS</text:span>. IETF, 2012.
    </text:p></text:index-body></text:bibliography>
   <!--end of section*--><!--end of paragraph-->
<!--l. 76--><text:p text:style-name="First-line-indent">   <!--end of paragraph-->
</text:p> 
<!--l. 76--><text:p text:style-name="First-line-indent">   <!--end of paragraph-->
   </text:p> 
<!--end of subsubsection--><!--end of subsubsection--><!--end of subsubsection--><!--end of subsection--><!--end of subsection--><!--end of subsection--><!--end of subsection--><!--end of paragraph-->
<!--l. 76--><text:p text:style-name="First-line-indent">   <!--end of paragraph-->
</text:p> 
<!--l. 76--><text:p text:style-name="First-line-indent">   <!--end of paragraph-->
</text:p> 
<!--l. 76--><text:p text:style-name="First-line-indent">   <!--end of paragraph-->
</text:p> 
<!--l. 76--><text:p text:style-name="First-line-indent">   <!--end of paragraph-->
   </text:p> 
<!--end of subsubsection--><!--end of subsubsection--><!--end of subsection--><!--end of section--><!--end of subsection--><!--end of paragraph-->
<!--l. 76--><text:p text:style-name="First-line-indent">   <!--end of paragraph-->
</text:p> 
<!--l. 76--><text:p text:style-name="First-line-indent">   <!--end of paragraph-->
   </text:p> 
<!--end of subsubsection--><!--end of paragraph-->
   <!--end of subsubsection--><!--end of paragraph-->
   <!--end of subsubsection--><!--end of subsection--><!--end of section--><!--end of subsection--><!--end of subsection--><!--end of section--><!--end of section--></office:text>
  </office:body>
</office:document-content>
</file>

<file path=styles.xml><?xml version="1.0" encoding="utf-8"?>
<!DOCTYPE document-styles  PUBLIC '-//OpenOffice.org//DTD OfficeDocument 2.0//EN'  'office.dtd'>
<office:document-styles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office:version="1.0">
  <office:font-face-decls> </office:font-face-decls>
  <office:styles>
    <style:style style:name="bigskip" style:family="paragraph" style:parent-style-name="Text-body">
      <style:paragraph-properties fo:margin-top="0.2cm" fo:margin-bottom="0.0cm"/>
    </style:style>
    <style:style style:name="clearpage" style:family="paragraph" style:parent-style-name="Text-body">
      <style:paragraph-properties fo:break-before="page"/>
    </style:style>
    <style:style style:name="hline-p-hr" style:family="paragraph">
      <style:paragraph-properties fo:padding="0.00001cm" fo:margin-top="0.00001cm" fo:margin-bottom="0.00001cm" fo:border-left="none" fo:border-right="none" fo:border-top="none" fo:line-height="0.011cm" fo:border-bottom="0.01cm solid #000000"/>
    </style:style>
    <style:style style:name="cline-p-hr" style:family="paragraph">
      <style:paragraph-properties fo:padding="0.00001cm" fo:margin-top="0.00001cm" fo:margin-bottom="0.00001cm" fo:border-left="none" fo:border-right="none" fo:border-top="none" fo:line-height="0.01cm" fo:border-bottom="0.01cm solid #000000"/>
    </style:style>
    <style:style style:name="cline-p" style:family="paragraph">
      <style:paragraph-properties fo:margin="0.00001cm" fo:border="none" fo:line-height="0.001cm"/>
    </style:style>
    <style:style style:name="reference-ref" style:family="text">
      <style:text-properties style:text-underline-style="solid" style:text-underline-width="thick" style:text-underline-height="0.2em"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newpage" style:family="paragraph">
      <style:paragraph-properties fo:break-after="page"/>
    </style:style>
    <style:style style:name="mml-inline" style:family="graphic" style:parent-style-name="Formula">
      <style:graphic-properties style:vertical-pos="middle" style:vertical-rel="text"/>
    </style:style>
    <style:style style:name="mml-display" style:family="graphic" style:parent-style-name="Formula">
      <style:graphic-properties style:wrap="none" style:horizontal-pos="center" style:horizontal-rel="paragraph-content" fo:background-color="transparent" style:background-transparency="100%" fo:margin-left="5%"> </style:graphic-properties>
    </style:style>
    <style:style style:name="Formula" style:family="graphic">
      <style:graphic-properties text:anchor-type="as-char" svg:y="0in" fo:margin-left="0.1mm" fo:margin-right="0.1mm" style:vertical-pos="middle" style:vertical-rel="text"/>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equation" style:family="table">
      <style:table-properties style:rel-width="88%" fo:margin-left="1cm" fo:margin-right="0cm" fo:margin-top="0.3cm" fo:margin-bottom="0.3cm" table:align="margins"/>
    </style:style>
    <style:style style:name="caption-title" style:family="text">
      <style:text-properties fo:font-style="normal" fo:font-weight="bold"/>
    </style:style>
    <style:style style:name="small-caps" style:family="text">
      <style:text-properties fo:font-variant="small-caps"/>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indent="0.499cm" style:auto-text-indent="false" fo:text-align="end" style:justify-single-word="false" style:writing-mode="rl-tb"/>
    </style:style>
    <style:style style:nam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Lik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Lik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p-nopar" style:family="paragraph" style:parent-style-name="Text-body">
      <style:paragraph-properties fo:text-align="justify" style:auto-text-indent="false" fo:margin-top="0.3cm" fo:margin-bottom="0.3cm" style:justify-single-word="false"/>
    </style:style>
    <style:style style:name="p-nopar-rtl" style:family="paragraph" style:parent-style-name="Text-body">
      <style:paragraph-properties style:auto-text-indent="false" fo:margin-top="0.3cm" fo:margin-bottom="0.3cm" style:justify-single-word="false" fo:text-align="end" style:writing-mode="rl-tb"/>
    </style:style>
    <style:style style:name="display-math" style:family="paragraph" style:parent-style-name="Text-body">
      <style:paragraph-properties fo:text-align="center" style:auto-text-indent="false" style:justify-single-word="false"/>
    </style:style>
    <style:style style:name="Inside-itemize" style:family="paragraph" style:parent-style-name="Standard" style:list-style-name="Itemize">
      <style:paragraph-properties fo:margin-left="0in" fo:margin-right="0in" fo:margin-top="0in" fo:margin-bottom="0.15in" fo:text-indent="0in" style:auto-text-indent="false"/>
    </styl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style>
    <style:style style:name="Inside-enumerate" style:family="paragraph" style:parent-style-name="Text-body" style:list-style-name="Enumerate">
      <style:paragraph-properties fo:margin-left="0in" fo:margin-right="0in" fo:margin-top="0in" fo:margin-bottom="0.15in" fo:text-indent="0in" style:auto-text-indent="false"/>
    </style:style>
    <text:list-style style:name="Enumerate">
      <text:list-level-style-number text:level="1" text:style-name="Numbering-Symbols" style:num-prefix="" style:num-suffix="." style:num-format="1">
        <style:list-level-properties text:min-label-width="0.2in" text:space-before="0.15in" text:min-label-distance="0.05in"/>
      </text:list-level-style-number>
      <text:list-level-style-number text:level="2" text:style-name="Numbering-Symbols" style:num-prefix="(" style:num-suffix=")" style:num-format="a">
        <style:list-level-properties text:min-label-width="0.2in" text:space-before="0.35in" text:min-label-distance="0.05in"/>
      </text:list-level-style-number>
      <text:list-level-style-number text:level="3" text:style-name="Numbering-Symbols" style:num-prefix="" style:num-suffix="." style:num-format="i">
        <style:list-level-properties text:min-label-width="0.2in" text:space-before="0.6in" text:min-label-distance="0.05in"/>
      </text:list-level-style-number>
      <text:list-level-style-number text:level="4" text:style-name="Numbering-Symbols" style:num-prefix="" style:num-suffix="." style:num-format="A">
        <style:list-level-properties text:min-label-width="0.2in" text:space-before="0.8in" text:min-label-distance="0.05in"/>
      </text:list-level-style-number>
    </text:list-style>
    <style:style style:name="Inside-enumerate-rtl" style:family="paragraph" style:list-style-name="Enumerate-rtl">
      <style:paragraph-properties fo:text-align="end" style:justify-single-word="false" style:writing-mode="rl-tb"/>
    </style:style>
    <text:list-style style:name="Enumerate-rtl">
      <text:list-level-style-number text:level="1" text:style-name="Numbering-Symbols" style:num-prefix="" style:num-suffix=".">
        <style:list-level-properties text:space-before="0.15in" style:num-format="1" text:min-label-distance="0.05in"/>
      </text:list-level-style-number>
      <text:list-level-style-number text:level="2" text:style-name="Numbering-Symbols" style:num-prefix="(" style:num-suffix=")">
        <style:list-level-properties text:space-before="0.35in" style:num-format="a" text:min-label-distance="0.05in"/>
      </text:list-level-style-number>
      <text:list-level-style-number text:level="3" text:style-name="Numbering-Symbols" style:num-prefix="" style:num-suffix=".">
        <style:list-level-properties text:space-before="0.6in" style:num-format="i" text:min-label-distance="0.05in"/>
      </text:list-level-style-number>
      <text:list-level-style-number text:level="4" text:style-name="Numbering-Symbols" style:num-prefix="" style:num-suffix=".">
        <style:list-level-properties text:space-before="0.8in" style:num-format="A" text:min-label-distance="0.05in"/>
      </text:list-level-style-number>
    </text:list-style>
    <text:list-style style:name="description">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list">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dd" style:family="paragraph" style:parent-style-name="Standard">
      <style:paragraph-properties fo:margin-left="0.35in" fo:margin-right="0in" fo:margin-top="0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text:list-style style:name="printshorthands">
      <text:list-level-style-bullet text:level="1" text:style-name="Source-Text" text:bullet-char=" ">
        <style:list-level-properties text:space-before="0in" text:min-label-width="0in" text:min-label-distance="0in"/>
      </text:list-level-style-bullet>
    </text:list-style>
    <style:style style:name="printshorthands-dd" style:family="paragraph" style:parent-style-name="Standard">
      <style:paragraph-properties fo:margin-left="0.35in" fo:margin-right="0in" fo:margin-top="0cm" fo:margin-bottom="0.2cm" fo:text-indent="0in" style:auto-text-indent="false"/>
    </style:style>
    <style:style style:name="printshorthands-dt" style:family="paragraph" style:parent-style-name="">
      <style:paragraph-properties fo:margin-left="0.1in" fo:margin-right="0in" fo:text-indent="0in" style:auto-text-indent="false"/>
    </style:style>
    <text:list-style style:name="printthebibliography">
      <text:list-level-style-bullet text:level="1" text:style-name="Source-Text" text:bullet-char=" ">
        <style:list-level-properties text:space-before="0in" text:min-label-width="0in" text:min-label-distance="0in"/>
      </text:list-level-style-bullet>
    </text:list-style>
    <style:style style:name="printthebibliography-dd" style:family="paragraph" style:parent-style-name="Standard">
      <style:paragraph-properties fo:margin-left="0.35in" fo:margin-right="0in" fo:margin-top="0cm" fo:margin-bottom="0.2cm" fo:text-indent="-0.35in" style:auto-text-indent="false"/>
    </style:style>
    <style:style style:name="printthebibliography-dt" style:family="paragraph" style:parent-style-name="">
      <style:paragraph-properties fo:margin-top="0cm" fo:margin-bottom="0cm" style:auto-text-indent="false"/>
    </style:style>
    <style:style style:name="quote" style:family="paragraph" style:parent-style-name="Text-body" style:next-style-name="Text-body">
      <style:paragraph-properties fo:margin-left="1cm" fo:margin-right="1cm" fo:margin-top="0.199cm" fo:margin-bottom="0.199cm" fo:text-indent="0cm" style:auto-text-indent="false"/>
    </style:style>
    <style:style style:name="quote-trl" style:family="paragraph" style:parent-style-name="Text-body-trl" style:next-style-name="Text-body-trl">
      <style:paragraph-properties fo:margin-left="1cm" fo:margin-right="1cm" fo:margin-top="0.199cm" fo:margin-bottom="0.199cm" fo:text-indent="0cm" style:auto-text-indent="false" fo:text-align="end" style:writing-mode="rl-tb"/>
    </style:style>
    <style:style style:name="begin-env-p" style:family="paragraph">
      <style:paragraph-properties fo:margin-top="2mm" fo:margin-bottom="0mm" fo:line-height="0.1mm"/>
    </style:style>
    <style:style style:name="end-env-p" style:family="paragraph">
      <style:paragraph-properties fo:margin-bottom="2mm" fo:margin-top="0mm" fo:line-height="0.1mm"/>
    </style:style>
    <style:style style:name="env-frame" style:family="graphic">
      <style:graphic-properties style:vertical-pos="top" style:vertical-rel="baseline" style:horizontal-pos="from-left" style:horizontal-rel="paragraph-content" fo:padding="0in" fo:border="none" style:shadow="none"/>
    </style:style>
    <style:style style:name="Sect1" style:family="section">
      <style:section-properties>
        <style:columns fo:column-count="1" fo:column-gap="0cm">
          <style:column fo:margin-top="0.5cm" fo:margin-left="0cm" fo:margin-right="0cm"/>
        </style:columns>
      </style:section-properties>
    </style:style>
    <style:style style:name="Sect2" style:family="section">
      <style:section-properties>
        <style:columns fo:column-count="0" fo:column-gap="0cm"/>
      </style:section-properties>
    </style:style>
    <style:style style:name="Contents-Heading" style:family="paragraph" style:parent-style-name="Heading" style:class="index">
      <style:paragraph-properties fo:margin-top="0.5cm" fo:margin-bottom="0.2cm" fo:margin-left="0cm" fo:margin-right="0cm" fo:font-size="16pt" fo:font-weight="bold" style:font-size-asian="16pt" style:font-weight-asian="bold" style:font-size-complex="16pt" style:font-weight-complex="bold" fo:text-indent="0cm" style:auto-text-indent="false" text:number-lines="false" text:line-number="0"/>
    </style:style>
    <style:style style:name="Index-Heading" style:family="paragraph" style:parent-style-name="Heading" style:class="index">
      <style:paragraph-properties fo:margin-left="0in" fo:margin-right="0in" fo:font-size="16pt" fo:font-weight="bold" style:font-size-asian="16pt" style:font-weight-asian="bold" style:font-size-complex="16pt" style:font-weight-complex="bold" fo:text-indent="0in" style:auto-text-indent="false" text:number-lines="false" text:line-number="0"/>
    </style:style>
    <style:style style:name="verse" style:family="paragraph" style:parent-style-name="Text-body" style:next-style-name="Text-body">
      <style:paragraph-properties fo:margin-left="1.499cm" fo:margin-right="1cm" fo:margin-top="0.199cm" fo:margin-bottom="0.199cm" fo:text-indent="-0.499cm" style:auto-text-indent="false">
        <style:tab-stops/>
      </style:paragraph-properties>
    </style:style>
    <text:list-style style:name="algorithmic">
      <text:list-level-style-bullet text:level="1" text:style-name="Source-Text" text:bullet-char=" ">
        <style:list-level-properties text:space-before="0in" text:min-label-width="0in" text:min-label-distance="0in"/>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style>
    <style:style style:name="algorithmic-dd" style:family="paragraph" style:parent-style-name="Standard">
      <style:paragraph-properties fo:margin-left="0.35in" fo:margin-right="0in" fo:margin-top="0cm" fo:margin-bottom="0.2cm" fo:text-indent="0in" style:auto-text-indent="false"/>
      <style:text-properties fo:wrap-option="no-wrap"/>
    </style:style>
    <style:style style:name="algorithmic-dt" style:family="paragraph" style:parent-style-name="">
      <style:paragraph-properties fo:margin-left="0.1in" fo:margin-right="0in" fo:text-indent="0in" style:auto-text-indent="false"/>
      <style:text-properties fo:wrap-option="no-wrap"/>
    </style:style>
    <style:style style:name="verb" style:family="text">
      <style:text-properties fo:font-family="monospace"/>
    </style:style>
    <style:style style:name="obeylines-h" style:family="text">
      <style:text-properties fo:wrap-option="no-wrap"/>
    </style:style>
    <style:style style:name="obeylines-v" style:family="text">
      <style:text-properties fo:wrap-option="no-wrap"/>
    </style:style>
    <style:style style:name="Preformatted-Text" style:family="paragraph" style:parent-style-name="Standard">
      <style:paragraph-properties fo:margin-top="0.2cm" fo:margin-bottom="0.2cm" fo:text-indent="0cm"/>
      <style:text-properties fo:font-family="monospace"/>
    </style:style>
    <style:style style:name="Preformatted-Text-rtl" style:family="paragraph" style:parent-style-name="Standard">
      <style:paragraph-properties fo:margin-top="0.2cm" fo:margin-bottom="0.2cm" fo:text-indent="0cm" fo:text-align="end" style:justify-single-word="false" style:writing-mode="rl-tb"/>
      <style:text-properties fo:font-family="monospace"/>
    </style:style>
    <style:style style:name="Footnote" style:family="paragraph" style:parent-style-name="Standard" style:class="extra">
      <style:paragraph-properties fo:margin-left="0.2in" fo:margin-right="0in" fo:text-indent="-0.2in" style:auto-text-indent="false"/>
    </style:style>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fo:font-style="normal" fo:font-weight="normal" style:text-position="0% 100%"/>
    </style:style>
    <style:style style:name="texttt" style:family="text">
      <style:text-properties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font-family-generic="swiss" style:font-pitch="variable"/>
    </style:style>
    <style:style style:name="textup" style:family="text">
      <style:text-properties fo:font-weight="normal" style:font-weight-asian="normal" style:font-weight-complex="normal"/>
    </style:style>
    <style:style style:name="overline" style:family="text">
      <style:text-properties style:text-underline="dotted"/>
    </style:style>
    <style:style style:name="underline" style:family="text">
      <style:text-properties style:text-underline-style="solid" style:text-underline-width="auto" style:text-underline-color="font-color"/>
    </style:style>
    <style:style style:name="Title" style:family="paragraph" style:parent-style-name="Heading" style:next-style-name="author" style:class="chapter">
      <style:paragraph-properties fo:margin-top="0.42cm" fo:margin-bottom="0.51cm" fo:font-size="20pt" fo:font-weight="normal" style:font-size-asian="18pt" style:font-weight-asian="bold" style:font-size-complex="18pt" style:font-weight-complex="bold" fo:text-align="center" style:justify-single-word="false"/>
    </style:style>
    <style:style style:name="Title-rtl" style:family="paragraph" style:parent-style-name="Heading-rtl" style:next-style-name="author-rtl" style:class="chapter">
      <style:paragraph-properties fo:margin-top="0.42cm" fo:margin-bottom="0.51cm" fo:font-size="20pt" fo:font-weight="normal" style:font-size-asian="18pt" style:font-weight-asian="bold" style:font-size-complex="18pt" style:font-weight-complex="bold" fo:text-align="center" style:justify-single-word="false" style:writing-mode="rl-tb"/>
    </style:style>
    <style:style style:name="author" style:family="paragraph" style:parent-style-name="Text-body" style:next-style-name="date">
      <style:paragraph-properties fo:margin-top="0cm" fo:margin-bottom="0.199cm" fo:font-size="14pt" fo:text-align="center" style:justify-single-word="false"/>
    </style:style>
    <style:style style:name="author-rtl" style:family="paragraph" style:parent-style-name="Text-body-rtl" style:next-style-name="date-rtl">
      <style:paragraph-properties fo:margin-top="0cm" fo:margin-bottom="0.199cm" fo:font-size="14pt" fo:text-align="center" style:justify-single-word="false" style:writing-mode="rl-tb"/>
    </style:style>
    <style:style style:name="date" style:family="paragraph" style:parent-style-name="Text-body" style:next-style-name="Text-body">
      <style:paragraph-properties fo:margin-top="0cm" fo:margin-bottom="0.199cm" fo:font-size="14pt" fo:text-align="center" style:justify-single-word="false"/>
    </style:style>
    <style:style style:name="date-rtl" style:family="paragraph" style:parent-style-name="Text-body" style:next-style-name="Text-body">
      <style:paragraph-properties fo:margin-top="0cm" fo:margin-bottom="0.199cm" fo:font-size="14pt" fo:text-align="center" style:justify-single-word="false" style:writing-mode="rl-tb"/>
    </style:style>
    <style:style style:name="abstract" style:family="paragraph" style:parent-style-name="Text-body" style:next-style-name="Text-body">
      <style:paragraph-properties fo:margin-left="3cm" fo:margin-right="3cm" fo:margin-top="0cm" fo:margin-bottom="0.199cm" fo:font-size="10pt" fo:text-indent="0cm" style:auto-text-indent="false"/>
    </style:style>
    <style:style style:name="abstract-rtl" style:family="paragraph" style:parent-style-name="Text-body-rtl" style:next-style-name="Text-body-rtl">
      <style:paragraph-properties fo:margin-left="3cm" fo:margin-right="3cm" fo:margin-top="0cm" fo:margin-bottom="0.199cm" fo:font-size="10pt" fo:text-indent="0cm" style:auto-text-indent="false" style:writing-mode="rl-tb"/>
    </style:style>
    <style:style style:name="abstract-title" style:family="paragraph" style:parent-style-name="abstract" style:next-style-name="abstract">
      <style:paragraph-properties fo:margin-top="0.499cm" fo:margin-bottom="0cm" fo:font-weight="bold" fo:text-align="center" style:justify-single-word="false"/>
    </style:style>
    <style:style style:name="Contents-1" style:family="paragraph" style:parent-style-name="Index" style:class="index">
      <style:paragraph-properties fo:margin-left="0cm" fo:margin-right="0cm" fo:margin-top="0cm" fo:margin-bottom="0.101cm" fo:font-weight="bold" fo:text-indent="0cm" style:auto-text-indent="false">
        <style:tab-stops>
          <style:tab-stop style:position="16.999cm" style:type="right" style:leader-char="."/>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leader-char="."/>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leader-char="."/>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leader-char="."/>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leader-char="."/>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text-indent="-1cm" fo:margin-right="0cm" style:auto-text-indent="false">
        <style:tab-stops/>
      </style:paragraph-properties>
    </style:style>
    <style:style style:name="quotation" style:family="paragraph" style:parent-style-name="Standard">
      <style:paragraph-properties fo:margin-left="1cm" fo:margin-right="1cm" fo:margin-top="0cm" fo:margin-bottom="0cm" fo:text-indent="0.499cm" style:auto-text-indent="true"/>
    </style:style>
    <style:style style:name="quotation-rtl" style:family="paragraph" style:parent-style-name="Standard">
      <style:paragraph-properties fo:margin-left="1cm" fo:margin-right="1cm" fo:margin-top="0cm" fo:margin-bottom="0cm" fo:text-indent="0.499cm" style:auto-text-indent="true" fo:text-align="end" style:writing-mode="rl-tb"/>
    </style:style>
    <style:style style:name="flushright" style:family="paragraph" style:parent-style-name="Text-body" style:next-style-name="Text-body" style:master-page-name="">
      <style:paragraph-properties fo:margin-top="0.199cm" fo:margin-bottom="0.199cm" fo:text-align="end" style:justify-single-word="false" style:page-number="0"/>
    </style:style>
    <style:style style:name="flushleft" style:family="paragraph" style:parent-style-name="Text-body" style:next-style-name="Text-body">
      <style:paragraph-properties fo:margin-top="0.199cm" fo:margin-bottom="0.199cm" fo:text-align="start" style:justify-single-word="false"/>
    </style:style>
    <style:style style:name="center" style:family="paragraph" style:parent-style-name="Text-body" style:next-style-name="Text-body">
      <style:paragraph-properties fo:margin-top="0.199cm" fo:margin-bottom="0.199cm" fo:text-align="center" style:justify-single-word="false">
        <style:tab-stops/>
      </style:paragraph-properties>
    </style:style>
    <style:style style:name="tabbing" style:family="paragraph" style:parent-style-name="Standard">
      <style:paragraph-properties fo:margin-left="0cm" fo:margin-right="0cm" fo:text-indent="0.5cm" style:auto-text-indent="false"/>
    </style:style>
    <style:style style:name="part" style:family="paragraph" style:parent-style-name="Heading" style:next-style-name="Text-body" style:list-style-name="part">
      <style:paragraph-properties fo:margin-top="0.52cm" fo:margin-bottom="0.21cm" fo:font-size="18pt"/>
    </style:style>
    <style:style style:name="paragraph-h" style:family="text">
      <style:text-properties fo:font-style="normal" fo:font-weight="bold"/>
    </style:style>
    <style:style style:name="subparagraph-h" style:family="text">
      <style:text-properties fo:font-style="normal" fo:font-weight="bold"/>
    </style:style>
    <style:style style:name="Heading-1" style:family="paragraph" style:parent-style-name="Heading" style:next-style-name="Text-body" style:class="text">
      <style:paragraph-properties fo:font-size="17.2999992370605pt" fo:font-weight="bold" style:font-size-asian="115%" style:font-weight-asian="bold" style:font-size-complex="115%" style:font-weight-complex="bold" fo:margin-top="40pt" fo:margin-bottom="25pt"/>
    </style:style>
    <style:style style:name="Heading-1-rtl" style:family="paragraph" style:parent-style-name="Heading-rtl" style:next-style-name="Text-body-rtl" style:class="text">
      <style:paragraph-properties fo:font-size="17.2999992370605pt" fo:font-weight="bold" style:font-size-asian="115%" style:font-weight-asian="bold" style:font-size-complex="115%" style:font-weight-complex="bold" fo:text-align="end" style:justify-single-word="false" style:writing-mode="rl-tb"/>
    </style:style>
    <style:style style:name="Heading-2" style:family="paragraph" style:parent-style-name="Heading" style:next-style-name="Text-body" style:class="text">
      <style:paragraph-properties fo:font-size="14.3999996185303pt" style:font-size-complex="14pt" style:font-style-complex="italic" style:font-weight-complex="bold" fo:margin-top="12pt" fo:margin-bottom="9pt"/>
    </style:style>
    <style:style style:name="Heading-2-rtl" style:family="paragraph" style:parent-style-name="Heading" style:next-style-name="Text-body" style:class="text">
      <style:paragraph-properties fo:font-size="14.3999996185303pt" style:font-size-complex="14pt" style:font-style-complex="italic" style:font-weight-complex="bold" fo:margin-top="0.42cm" fo:margin-bottom="0cm" fo:text-align="end" style:justify-single-word="false" style:writing-mode="rl-tb"/>
    </style:style>
    <style:style style:name="Heading-3" style:family="paragraph" style:parent-style-name="Heading" style:next-style-name="Text-body" style:class="text">
      <style:paragraph-properties fo:font-size="12pt" fo:font-weight="bold" style:font-size-asian="14pt" style:font-weight-asian="bold" style:font-size-complex="14pt" style:font-weight-complex="bold"/>
    </style:style>
    <style:style style:name="Heading-3-rtl" style:family="paragraph" style:parent-style-name="Heading-rtl" style:next-style-name="Text-body-rtl" style:class="text">
      <style:paragraph-properties fo:font-size="12pt" fo:font-weight="bold" style:font-size-asian="14pt" style:font-weight-asian="bold" style:font-size-complex="14pt" style:font-weight-complex="bold" fo:text-align="end" style:justify-single-word="false" style:writing-mode="rl-tb"/>
    </style:style>
    <style:style style:name="Heading-4" style:family="paragraph" style:parent-style-name="Heading" style:next-style-name="Text-body" style:class="text">
      <style:paragraph-properties fo:font-size="12pt" fo:font-weight="bold" fo:margin-top="0.42cm" fo:margin-bottom="0cm" style:font-size-complex="85%" style:font-style-complex="italic" style:font-weight-complex="bold"/>
    </style:style>
    <style:style style:name="Heading-4-rtl" style:family="paragraph" style:parent-style-name="Heading-rtl" style:next-style-name="Text-body-rtl" style:class="text">
      <style:paragraph-properties fo:font-size="12pt" fo:font-weight="bold" fo:margin-top="0.42cm" fo:margin-bottom="0cm" style:font-size-complex="85%" style:font-style-complex="italic" style:font-weight-complex="bold"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style:style>
    <style:style style:name="Heading-5-rtl"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fo:text-align="end" style:justify-single-word="false" style:writing-mode="rl-tb"/>
    </style:style>
    <style:style style:name="Heading-6"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6-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7"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7-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8"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8-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9"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9-rtl" style:family="paragraph" style:parent-style-name="Heading" style:next-style-name="Text-body" style:class="text">
      <style:paragraph-properties fo:font-size="75%" fo:font-weight="bold" style:font-size-asian="75%" style:font-weight-asian="bold" style:font-size-complex="75%" style:font-weight-complex="bold" fo:text-align="end" style:justify-single-word="false" style:writing-mode="rl-tb"/>
    </style:style>
    <style:style style:name="Heading-10"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10-rtl" style:family="paragraph" style:parent-style-name="Heading-rtl" style:next-style-name="Text-body-rtl" style:class="text">
      <style:paragraph-properties fo:font-size="75%" fo:font-weight="bold" style:font-size-asian="75%" style:font-weight-asian="bold" style:font-size-complex="75%" style:font-weight-complex="bold"/>
    </style:style>
  </office:styles>
  <office:automatic-styles>
    <style:page-layout style:name="Standard-page-layout">
      <style:page-layout-properties fo:page-width="614.295pt" fo:page-height="794.96999pt" fo:margin-left="1.0in" fo:margin-right="1.0in" style:print-orientation="portrait"> </style:page-layout-properties>
    </style:page-layout>
  </office:automatic-styles>
  <office:master-styles>
    <style:master-page style:name="Standard" style:page-layout-name="Standard-page-layout"/>
  </office:master-styles>
</office:document-styles>
</file>

<file path=meta.xml><?xml version="1.0" encoding="utf-8"?>
<!DOCTYPE document-meta  PUBLIC '-//OpenOffice.org//DTD OfficeDocument 2.0//EN'  'office.dtd'>
<office:document-meta xmlns:office="urn:oasis:names:tc:opendocument:xmlns:office:1.0" xmlns:xlink="http://www.w3.org/1999/xlink" xmlns:dc="http://purl.org/dc/elements/1.1/" xmlns:meta="urn:oasis:names:tc:opendocument:xmlns:meta:1.0" xmlns:ooo="http://openoffice.org/2004/office" office:version="1.0">
  <office:meta>
    <meta:initial-creator>TeX4ht from Informe_main.tex, options: xhtml,ooffice,html,refcaption 
(http://www.cse.ohio-state.edu/~gurari/TeX4ht/)  
</meta:initial-creator>
    <meta:generator>TeX4ht from Informe_main.tex, options: xhtml,ooffice,html,refcaption 
(http://www.cse.ohio-state.edu/~gurari/TeX4ht/)  
</meta:generator>
    <meta:creation-date>2013-08-17 17:54:00</meta:creation-date>
    <dc:date>2013-08-17 17:54:00</dc:date>
  </office:meta>
</office:document-meta>
</file>